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新細明體" svg:font-family="新細明體"/>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style:font-name="標楷體" style:font-name-asian="標楷體" style:font-name-complex="標楷體" fo:font-size="11pt" style:font-size-asian="11pt" style:font-size-complex="11pt" style:font-family-generic="script"/>
    </style:style>
    <style:style style:name="ce4" style:family="table-cell" style:parent-style-name="Default" style:data-style-name="N0">
      <style:table-cell-properties fo:border-top="none" fo:border-bottom="2pt solid #000000" fo:border-left="none" fo:border-right="none" style:vertical-align="automatic" style:repeat-content="false"/>
      <style:paragraph-properties fo:text-align="start" fo:margin-left="0cm"/>
      <style:text-properties style:font-name="標楷體" style:font-name-asian="標楷體" style:font-name-complex="標楷體" fo:font-size="11pt" style:font-size-asian="11pt" style:font-size-complex="11pt" style:font-family-generic="script"/>
    </style:style>
    <style:style style:name="ce5" style:family="table-cell" style:parent-style-name="Default" style:data-style-name="N0">
      <style:text-properties fo:font-size="11pt" style:font-size-asian="11pt" style:font-size-complex="11pt"/>
    </style:style>
    <style:style style:name="ce6" style:family="table-cell" style:parent-style-name="Default" style:data-style-name="N0">
      <style:table-cell-properties style:vertical-align="automatic"/>
      <style:text-properties style:font-name="標楷體" style:font-name-asian="標楷體" style:font-name-complex="標楷體" fo:font-size="11pt" style:font-size-asian="11pt" style:font-size-complex="11pt" style:font-family-generic="script"/>
    </style:style>
    <style:style style:name="ce7"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style:font-name="標楷體" style:font-name-asian="標楷體" style:font-name-complex="標楷體" fo:font-size="10pt" style:font-size-asian="10pt" style:font-size-complex="10pt" style:font-family-generic="script"/>
    </style:style>
    <style:style style:name="ce8" style:family="table-cell" style:parent-style-name="Default" style:data-style-name="N0">
      <style:table-cell-properties fo:border-top="none" fo:border-bottom="2pt solid #000000" fo:border-left="none" fo:border-right="none" style:vertical-align="automatic"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style>
    <style:style style:name="ce9" style:family="table-cell" style:parent-style-name="Default" style:data-style-name="N0">
      <style:table-cell-properties fo:border-top="none" fo:border-bottom="2pt solid #000000" fo:border-left="thin solid #000000" fo:border-right="thin solid #000000" style:vertical-align="middle" fo:wrap-option="wrap" style:repeat-content="false"/>
      <style:paragraph-properties fo:text-align="center"/>
      <style:text-properties fo:font-size="8pt" style:font-size-asian="8pt" style:font-size-complex="8pt"/>
    </style:style>
    <style:style style:name="ce10"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fo:font-size="8pt" style:font-size-asian="8pt" style:font-size-complex="8pt"/>
    </style:style>
    <style:style style:name="ce11" style:family="table-cell" style:parent-style-name="Default" style:data-style-name="N0">
      <style:table-cell-properties fo:border-top="none" fo:border-bottom="2pt solid #000000" fo:border-left="none" fo:border-right="thin solid #000000" style:vertical-align="middle" fo:wrap-option="wrap" style:repeat-content="false"/>
      <style:paragraph-properties fo:text-align="center"/>
      <style:text-properties fo:font-size="8pt" style:font-size-asian="8pt" style:font-size-complex="8pt"/>
    </style:style>
    <style:style style:name="ce12"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font-size="8pt" style:font-size-asian="8pt" style:font-size-complex="8pt"/>
    </style:style>
    <style:style style:name="ce13" style:family="table-cell" style:parent-style-name="Default" style:data-style-name="N0">
      <style:table-cell-properties fo:border-top="none" fo:border-bottom="none" fo:border-left="2pt solid #000000" fo:border-right="thin solid #000000" style:vertical-align="middle" fo:wrap-option="wrap" style:repeat-content="false"/>
      <style:paragraph-properties fo:text-align="center"/>
      <style:text-properties fo:font-size="8pt" style:font-size-asian="8pt" style:font-size-complex="8pt"/>
    </style:style>
    <style:style style:name="ce14" style:family="table-cell" style:parent-style-name="Default" style:data-style-name="N0">
      <style:table-cell-properties fo:border-top="none" fo:border-bottom="2pt solid #000000" fo:border-left="2pt solid #000000" fo:border-right="thin solid #000000" style:vertical-align="middle" fo:wrap-option="wrap" style:repeat-content="false"/>
      <style:paragraph-properties fo:text-align="center"/>
      <style:text-properties fo:font-size="8pt" style:font-size-asian="8pt" style:font-size-complex="8pt"/>
    </style:style>
    <style:style style:name="ce15"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fo:font-size="8pt" style:font-size-asian="8pt" style:font-size-complex="8pt"/>
    </style:style>
    <style:style style:name="ce16"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center"/>
      <style:text-properties fo:font-size="8pt" style:font-size-asian="8pt" style:font-size-complex="8pt"/>
    </style:style>
    <style:style style:name="ce17"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center"/>
      <style:text-properties fo:font-size="8pt" style:font-size-asian="8pt" style:font-size-complex="8pt"/>
    </style:style>
    <style:style style:name="ce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19" style:family="table-cell" style:parent-style-name="Default" style:data-style-name="N0">
      <style:table-cell-properties fo:border-top="2pt solid #000000"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20"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style:font-name="Times New Roman" style:font-name-asian="Times New Roman" style:font-name-complex="Times New Roman" fo:font-size="8pt" style:font-size-asian="8pt" style:font-size-complex="8pt"/>
    </style:style>
    <style:style style:name="ce21" style:family="table-cell" style:parent-style-name="Default" style:data-style-name="N0">
      <style:table-cell-properties fo:border-top="none" fo:border-bottom="2pt solid #000000" fo:border-left="none" fo:border-right="none" style:vertical-align="automatic" style:repeat-content="false"/>
      <style:paragraph-properties fo:text-align="center"/>
      <style:text-properties fo:font-size="8pt" style:font-size-asian="8pt" style:font-size-complex="8pt"/>
    </style:style>
    <style:style style:name="ce22"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e23"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8pt" style:font-size-asian="8pt" style:font-size-complex="8pt"/>
    </style:style>
    <style:style style:name="ce24"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e25" style:family="table-cell" style:parent-style-name="Default" style:data-style-name="N0">
      <style:table-cell-properties style:vertical-align="top" fo:wrap-option="wrap" style:repeat-content="false"/>
      <style:paragraph-properties fo:text-align="start" fo:margin-left="0cm"/>
    </style:style>
    <style:style style:name="ce26" style:family="table-cell" style:parent-style-name="Default" style:data-style-name="N0">
      <style:table-cell-properties style:vertical-align="middle" style:repeat-content="false"/>
      <style:paragraph-properties fo:text-align="start" fo:margin-left="0cm"/>
      <style:text-properties fo:font-size="11pt" style:font-size-asian="11pt" style:font-size-complex="11pt"/>
    </style:style>
    <style:style style:name="ce27" style:family="table-cell" style:parent-style-name="Default" style:data-style-name="N0"/>
    <style:style style:name="ce28" style:family="table-cell" style:parent-style-name="Default" style:data-style-name="N0">
      <style:table-cell-properties fo:border-top="none" fo:border-bottom="2pt solid #000000" fo:border-left="thin solid #000000" fo:border-right="none" style:vertical-align="middle" fo:wrap-option="wrap" style:repeat-content="false"/>
      <style:paragraph-properties fo:text-align="center"/>
      <style:text-properties fo:font-size="8pt" style:font-size-asian="8pt" style:font-size-complex="8pt"/>
    </style:style>
    <style:style style:name="ce29" style:family="table-cell" style:parent-style-name="Default" style:data-style-name="N0">
      <style:table-cell-properties fo:border-top="2pt solid #000000" fo:border-bottom="none" fo:border-left="none" fo:border-right="none" style:vertical-align="top" fo:wrap-option="wrap" style:repeat-content="false"/>
      <style:paragraph-properties fo:text-align="start" fo:margin-left="0cm"/>
      <style:text-properties fo:font-size="8pt" style:font-size-asian="8pt" style:font-size-complex="8pt"/>
    </style:style>
    <style:style style:name="ce30" style:family="table-cell" style:parent-style-name="Default" style:data-style-name="N0">
      <style:table-cell-properties style:vertical-align="top" fo:wrap-option="wrap" style:repeat-content="false"/>
      <style:paragraph-properties fo:text-align="start" fo:margin-left="0cm"/>
    </style:style>
    <style:style style:name="ce31" style:family="table-cell" style:parent-style-name="Default" style:data-style-name="N0">
      <style:table-cell-properties fo:border-top="2pt solid #000000" fo:border-bottom="none" fo:border-left="none" fo:border-right="none" style:vertical-align="top" fo:wrap-option="wrap" style:repeat-content="false"/>
      <style:paragraph-properties fo:text-align="start" fo:margin-left="0cm"/>
      <style:text-properties fo:font-size="8pt" style:font-size-asian="8pt" style:font-size-complex="8pt"/>
    </style:style>
    <style:style style:name="ce32"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font-size="8pt" style:font-size-asian="8pt" style:font-size-complex="8pt"/>
    </style:style>
    <style:style style:name="ce3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34"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font-size="8pt" style:font-size-asian="8pt" style:font-size-complex="8pt"/>
    </style:style>
    <style:style style:name="ce35" style:family="table-cell" style:parent-style-name="Default" style:data-style-name="N0">
      <style:table-cell-properties fo:border-top="thin solid #000000" fo:border-bottom="none" fo:border-left="none" fo:border-right="2pt solid #000000" style:vertical-align="middle" fo:wrap-option="wrap" style:repeat-content="false"/>
      <style:paragraph-properties fo:text-align="start" fo:margin-left="0cm"/>
      <style:text-properties fo:font-size="8pt" style:font-size-asian="8pt" style:font-size-complex="8pt"/>
    </style:style>
    <style:style style:name="ce3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font-size="8pt" style:font-size-asian="8pt" style:font-size-complex="8pt"/>
    </style:style>
    <style:style style:name="ce37"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start" fo:margin-left="0cm"/>
      <style:text-properties fo:font-size="8pt" style:font-size-asian="8pt" style:font-size-complex="8pt"/>
    </style:style>
    <style:style style:name="ce38"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size="8pt" style:font-size-asian="8pt" style:font-size-complex="8pt"/>
    </style:style>
    <style:style style:name="ce39"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font-size="8pt" style:font-size-asian="8pt" style:font-size-complex="8pt"/>
    </style:style>
    <style:style style:name="ce40"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font-size="8pt" style:font-size-asian="8pt" style:font-size-complex="8pt"/>
    </style:style>
    <style:style style:name="ce4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42" style:family="table-cell" style:parent-style-name="Default" style:data-style-name="N30">
      <style:table-cell-properties style:vertical-align="middle" style:repeat-content="false"/>
      <style:paragraph-properties fo:text-align="center"/>
    </style:style>
    <style:style style:name="ce43" style:family="table-cell" style:parent-style-name="Default" style:data-style-name="N0">
      <style:table-cell-properties style:vertical-align="middle"/>
    </style:style>
    <style:style style:name="ce44" style:family="table-cell" style:parent-style-name="Default"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4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46" style:family="table-cell" style:parent-style-name="Default" style:data-style-name="N0">
      <style:table-cell-properties fo:border-top="2pt solid #000000"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47"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4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4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style>
    <style:style style:name="ce50" style:family="table-cell" style:parent-style-name="Default" style:data-style-name="N0">
      <style:table-cell-properties fo:border-top="2pt solid #000000"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51" style:family="table-cell" style:parent-style-name="Default" style:data-style-name="N0">
      <style:table-cell-properties fo:border-top="2pt solid #000000" fo:border-bottom="thin solid #000000" fo:border-left="none" fo:border-right="none" style:vertical-align="middle" fo:wrap-option="wrap" style:repeat-content="false"/>
      <style:paragraph-properties fo:text-align="center"/>
    </style:style>
    <style:style style:name="ce52" style:family="table-cell" style:parent-style-name="Default" style:data-style-name="N0">
      <style:table-cell-properties fo:border-top="2pt solid #000000" fo:border-bottom="thin solid #000000" fo:border-left="2pt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53" style:family="table-cell" style:parent-style-name="Default" style:data-style-name="N0">
      <style:table-cell-properties fo:border-top="2pt solid #000000" fo:border-bottom="thin solid #000000" fo:border-left="none" fo:border-right="thin solid #000000" style:vertical-align="middle" fo:wrap-option="wrap" style:repeat-content="false"/>
      <style:paragraph-properties fo:text-align="center"/>
    </style:style>
    <style:style style:name="ce54"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55"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56" style:family="table-cell" style:parent-style-name="Default" style:data-style-name="N0">
      <style:table-cell-properties style:vertical-align="middle" style:repeat-content="false"/>
      <style:paragraph-properties fo:text-align="center"/>
    </style:style>
    <style:style style:name="ce57"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58"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fo:font-size="8pt" style:font-size-asian="8pt" style:font-size-complex="8pt"/>
    </style:style>
    <style:style style:name="ce59" style:family="table-cell" style:parent-style-name="Default" style:data-style-name="N0">
      <style:table-cell-properties style:vertical-align="middle" fo:wrap-option="wrap" style:repeat-content="false"/>
      <style:paragraph-properties fo:text-align="center"/>
      <style:text-properties fo:font-size="8pt" style:font-size-asian="8pt" style:font-size-complex="8pt"/>
    </style:style>
    <style:style style:name="ce60"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fo:font-size="8pt" style:font-size-asian="8pt" style:font-size-complex="8pt"/>
    </style:style>
    <style:style style:name="ce61"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fo:font-size="8pt" style:font-size-asian="8pt" style:font-size-complex="8pt"/>
    </style:style>
    <style:style style:name="ce62"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fo:font-size="8pt" style:font-size-asian="8pt" style:font-size-complex="8pt"/>
    </style:style>
    <style:style style:name="ce63"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64"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font-size="8pt" style:font-size-asian="8pt" style:font-size-complex="8pt"/>
    </style:style>
    <style:style style:name="ce65"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66"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67"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font-size="8pt" style:font-size-asian="8pt" style:font-size-complex="8pt"/>
    </style:style>
    <style:style style:name="ce68"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e69" style:family="table-cell" style:parent-style-name="Default" style:data-style-name="N0">
      <style:table-cell-properties fo:border-top="2pt solid #000000" fo:border-bottom="none" fo:border-left="none" fo:border-right="none" style:vertical-align="top" style:repeat-content="false"/>
      <style:paragraph-properties fo:text-align="start" fo:margin-left="0cm"/>
    </style:style>
    <style:style style:name="ce70" style:family="table-cell" style:parent-style-name="Default" style:data-style-name="N0">
      <style:table-cell-properties style:vertical-align="middle" style:repeat-content="false"/>
      <style:paragraph-properties fo:text-align="center"/>
    </style:style>
    <style:style style:name="ce71" style:family="table-cell" style:parent-style-name="Default" style:data-style-name="N0">
      <style:table-cell-properties fo:border-top="none" fo:border-bottom="none" fo:border-left="2pt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72"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center"/>
    </style:style>
    <style:style style:name="ce73" style:family="table-cell" style:parent-style-name="Default" style:data-style-name="N0">
      <style:table-cell-properties fo:border-top="none" fo:border-bottom="thin solid #000000" fo:border-left="2pt solid #000000" fo:border-right="none" style:vertical-align="middle" fo:wrap-option="wrap" style:repeat-content="false"/>
      <style:paragraph-properties fo:text-align="center"/>
    </style:style>
    <style:style style:name="ce74"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style>
    <style:style style:name="ce75" style:family="table-cell" style:parent-style-name="Default" style:data-style-name="N0">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76" style:family="table-cell" style:parent-style-name="Default" style:data-style-name="N0">
      <style:table-cell-properties fo:border-top="2pt solid #000000"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77"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78" style:family="table-cell" style:parent-style-name="Default" style:data-style-name="N0">
      <style:table-cell-properties fo:border-top="2pt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79" style:family="table-cell" style:parent-style-name="Default" style:data-style-name="N0">
      <style:table-cell-properties fo:border-top="2pt solid #000000" fo:border-bottom="none" fo:border-left="none" fo:border-right="none" style:vertical-align="top" fo:wrap-option="wrap" style:repeat-content="false"/>
      <style:paragraph-properties fo:text-align="start" fo:margin-left="0cm"/>
    </style:style>
    <style:style style:name="ce80" style:family="table-cell" style:parent-style-name="Default" style:data-style-name="N0">
      <style:table-cell-properties fo:border-top="thin solid #000000" fo:border-bottom="thin solid #000000" fo:border-left="2pt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8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style>
    <style:style style:name="ce82"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e83"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84"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center"/>
    </style:style>
    <style:style style:name="ce85"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style>
    <style:style style:name="ce86"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style>
    <style:style style:name="ce87" style:family="table-cell" style:parent-style-name="Default" style:data-style-name="N0">
      <style:table-cell-properties style:vertical-align="middle" fo:wrap-option="wrap"/>
      <style:text-properties fo:font-size="8pt" style:font-size-asian="8pt" style:font-size-complex="8pt"/>
    </style:style>
    <style:style style:name="ce88"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style:style>
    <style:style style:name="ce89" style:family="table-cell" style:parent-style-name="_21315__20998__20301__91_0_93_" style:data-style-name="N54">
      <style:table-cell-properties fo:border-top="thin solid #000000" fo:border-bottom="thin solid #000000" fo:border-left="2pt solid #000000" fo:border-right="none" style:vertical-align="middle" style:repeat-content="false"/>
      <style:paragraph-properties fo:text-align="end" fo:margin-right="0cm"/>
      <style:text-properties fo:font-size="10pt" style:font-size-asian="10pt" style:font-size-complex="10pt"/>
    </style:style>
    <style:style style:name="ce90" style:family="table-cell" style:parent-style-name="_21315__20998__20301__91_0_93_" style:data-style-name="N54">
      <style:table-cell-properties fo:border-top="thin solid #000000" fo:border-bottom="thin solid #000000" fo:border-left="none" fo:border-right="none" style:vertical-align="middle" style:repeat-content="false"/>
      <style:paragraph-properties fo:text-align="end" fo:margin-right="0cm"/>
      <style:text-properties fo:font-size="10pt" style:font-size-asian="10pt" style:font-size-complex="10pt"/>
    </style:style>
    <style:style style:name="ce91" style:family="table-cell" style:parent-style-name="_21315__20998__20301__91_0_93_" style:data-style-name="N52">
      <style:table-cell-properties fo:border-top="thin solid #000000" fo:border-bottom="thin solid #000000" fo:border-left="none" fo:border-right="none" style:vertical-align="middle" style:repeat-content="false"/>
      <style:paragraph-properties fo:text-align="end" fo:margin-right="0cm"/>
      <style:text-properties fo:font-size="10pt" style:font-size-asian="10pt" style:font-size-complex="10pt"/>
    </style:style>
    <style:style style:name="ce92" style:family="table-cell" style:parent-style-name="_21315__20998__20301__91_0_93_" style:data-style-name="N53">
      <style:table-cell-properties fo:border-top="thin solid #000000" fo:border-bottom="thin solid #000000" fo:border-left="none" fo:border-right="none" style:vertical-align="middle" style:repeat-content="false"/>
      <style:paragraph-properties fo:text-align="end" fo:margin-right="0cm"/>
      <style:text-properties fo:font-size="10pt" style:font-size-asian="10pt" style:font-size-complex="10pt"/>
    </style:style>
    <style:style style:name="ce93" style:family="table-cell" style:parent-style-name="_21315__20998__20301__91_0_93_" style:data-style-name="N54">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94" style:family="table-cell" style:parent-style-name="_21315__20998__20301__91_0_93_" style:data-style-name="N52">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95" style:family="table-cell" style:parent-style-name="_21315__20998__20301__91_0_93_" style:data-style-name="N53">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96" style:family="table-cell" style:parent-style-name="Default" style:data-style-name="N54">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97" style:family="table-cell" style:parent-style-name="Default" style:data-style-name="N0">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98" style:family="table-cell" style:parent-style-name="Default" style:data-style-name="N30">
      <style:table-cell-properties fo:border-top="none" fo:border-bottom="none" fo:border-left="none" fo:border-right="2pt solid #000000" style:vertical-align="middle" style:repeat-content="false"/>
      <style:paragraph-properties fo:text-align="start" fo:margin-left="0cm"/>
      <style:text-properties fo:font-size="8pt" style:font-size-asian="8pt" style:font-size-complex="8pt"/>
    </style:style>
    <style:style style:name="ce99" style:family="table-cell" style:parent-style-name="_21315__20998__20301__91_0_93_" style:data-style-name="N55">
      <style:table-cell-properties style:vertical-align="middle" style:repeat-content="false"/>
      <style:paragraph-properties fo:text-align="end" fo:margin-right="0cm"/>
      <style:text-properties fo:font-size="10pt" style:font-size-asian="10pt" style:font-size-complex="10pt"/>
    </style:style>
    <style:style style:name="ce100" style:family="table-cell" style:parent-style-name="_21315__20998__20301__91_0_93_" style:data-style-name="N56">
      <style:table-cell-properties style:vertical-align="middle" style:repeat-content="false"/>
      <style:paragraph-properties fo:text-align="end" fo:margin-right="0cm"/>
      <style:text-properties fo:font-size="10pt" style:font-size-asian="10pt" style:font-size-complex="10pt"/>
    </style:style>
    <style:style style:name="ce101" style:family="table-cell" style:parent-style-name="Default" style:data-style-name="N30">
      <style:table-cell-properties style:vertical-align="middle" style:repeat-content="false"/>
      <style:paragraph-properties fo:text-align="center"/>
      <style:text-properties fo:font-size="8pt" style:font-size-asian="8pt" style:font-size-complex="8pt"/>
    </style:style>
    <style:style style:name="ce102" style:family="table-cell" style:parent-style-name="Default" style:data-style-name="N0">
      <style:text-properties fo:font-size="8pt" style:font-size-asian="8pt" style:font-size-complex="8pt"/>
    </style:style>
    <style:style style:name="ce103" style:family="table-cell" style:parent-style-name="Default" style:data-style-name="N54">
      <style:table-cell-properties fo:border-top="thin solid #000000" fo:border-bottom="thin solid #000000" fo:border-left="none" fo:border-right="none" style:vertical-align="middle" style:repeat-content="false"/>
      <style:paragraph-properties fo:text-align="end" fo:margin-right="0cm"/>
      <style:text-properties fo:font-size="10pt" style:font-size-asian="10pt" style:font-size-complex="10pt"/>
    </style:style>
    <style:style style:name="ce104" style:family="table-cell" style:parent-style-name="Default" style:data-style-name="N57">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105" style:family="table-cell" style:parent-style-name="Default" style:data-style-name="N54">
      <style:table-cell-properties fo:border-top="thin solid #000000" fo:border-bottom="2pt solid #000000" fo:border-left="none" fo:border-right="none" style:vertical-align="middle" style:repeat-content="false"/>
      <style:paragraph-properties fo:text-align="end" fo:margin-right="0cm"/>
      <style:text-properties fo:font-size="10pt" style:font-size-asian="10pt" style:font-size-complex="10pt"/>
    </style:style>
    <style:style style:name="ce106" style:family="table-cell" style:parent-style-name="Default" style:data-style-name="N55">
      <style:table-cell-properties style:vertical-align="middle" style:repeat-content="false"/>
      <style:paragraph-properties fo:text-align="end" fo:margin-right="0cm"/>
      <style:text-properties fo:font-size="10pt" style:font-size-asian="10pt" style:font-size-complex="10pt"/>
    </style:style>
    <style:style style:name="ce107" style:family="table-cell" style:parent-style-name="Default" style:data-style-name="N30">
      <style:table-cell-properties style:vertical-align="middle" fo:wrap-option="wrap" style:repeat-content="false"/>
      <style:paragraph-properties fo:text-align="center"/>
    </style:style>
    <style:style style:name="ce108" style:family="table-cell" style:parent-style-name="Default" style:data-style-name="N53">
      <style:table-cell-properties fo:border-top="thin solid #000000" fo:border-bottom="thin solid #000000" fo:border-left="none" fo:border-right="none" style:vertical-align="middle" style:repeat-content="false"/>
      <style:paragraph-properties fo:text-align="end" fo:margin-right="0cm"/>
      <style:text-properties fo:font-size="10pt" style:font-size-asian="10pt" style:font-size-complex="10pt"/>
    </style:style>
    <style:style style:name="ce109" style:family="table-cell" style:parent-style-name="Default" style:data-style-name="N52">
      <style:table-cell-properties fo:border-top="thin solid #000000" fo:border-bottom="thin solid #000000" fo:border-left="none" fo:border-right="none" style:vertical-align="middle" style:repeat-content="false"/>
      <style:paragraph-properties fo:text-align="end" fo:margin-right="0cm"/>
      <style:text-properties fo:font-size="10pt" style:font-size-asian="10pt" style:font-size-complex="10pt"/>
    </style:style>
    <style:style style:name="ce110" style:family="table-cell" style:parent-style-name="Default" style:data-style-name="N53">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111" style:family="table-cell" style:parent-style-name="Default" style:data-style-name="N52">
      <style:table-cell-properties fo:border-top="thin solid #000000" fo:border-bottom="none" fo:border-left="none" fo:border-right="none" style:vertical-align="middle" style:repeat-content="false"/>
      <style:paragraph-properties fo:text-align="end" fo:margin-right="0cm"/>
      <style:text-properties fo:font-size="10pt" style:font-size-asian="10pt" style:font-size-complex="10pt"/>
    </style:style>
    <style:style style:name="ce112" style:family="table-cell" style:parent-style-name="Default" style:data-style-name="N56">
      <style:table-cell-properties style:vertical-align="middle" style:repeat-content="false"/>
      <style:paragraph-properties fo:text-align="end" fo:margin-right="0cm"/>
      <style:text-properties fo:font-size="10pt" style:font-size-asian="10pt" style:font-size-complex="10pt"/>
    </style:style>
    <style:style style:name="ce113"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114"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size="8pt" style:font-size-asian="8pt" style:font-size-complex="8pt"/>
    </style:style>
    <style:style style:name="ce11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8pt" style:font-size-asian="8pt" style:font-size-complex="8pt"/>
    </style:style>
    <style:style style:name="ce1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style:style>
    <style:style style:name="ce117"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118"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11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120" style:family="table-cell" style:parent-style-name="Default" style:data-style-name="N0">
      <style:table-cell-properties fo:border-top="none" fo:border-bottom="thin solid #000000" fo:border-left="2pt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121"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fo:font-size="8pt" style:font-size-asian="8pt" style:font-size-complex="8pt"/>
    </style:style>
    <style:style style:name="ce122" style:family="table-cell" style:parent-style-name="Default" style:data-style-name="N0">
      <style:table-cell-properties fo:border-top="2pt solid #000000" fo:border-bottom="none" fo:border-left="2pt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12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font-size="8pt" style:font-size-asian="8pt" style:font-size-complex="8pt"/>
    </style:style>
    <style:style style:name="ce124"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font-size="8pt" style:font-size-asian="8pt" style:font-size-complex="8pt"/>
    </style:style>
    <style:style style:name="ce12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12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font-size="8pt" style:font-size-asian="8pt" style:font-size-complex="8pt"/>
    </style:style>
    <style:style style:name="ce127" style:family="table-cell" style:parent-style-name="Default" style:data-style-name="N0">
      <style:table-cell-properties fo:border-top="thin solid #000000" fo:border-bottom="2pt solid #000000" fo:border-left="none" fo:border-right="2pt solid #000000" style:vertical-align="middle" fo:wrap-option="wrap" style:repeat-content="false"/>
      <style:paragraph-properties fo:text-align="start" fo:margin-left="0cm"/>
      <style:text-properties fo:font-size="8pt" style:font-size-asian="8pt" style:font-size-complex="8pt"/>
    </style:style>
    <style:style style:name="ce128" style:family="table-cell" style:parent-style-name="Default" style:data-style-name="N0">
      <style:table-cell-properties fo:border-top="thin solid #000000" fo:border-bottom="none" fo:border-left="2pt solid #000000" fo:border-right="thin solid #000000" style:vertical-align="middle" fo:wrap-option="wrap" style:repeat-content="false"/>
      <style:paragraph-properties fo:text-align="center"/>
      <style:text-properties fo:font-size="8pt" style:font-size-asian="8pt" style:font-size-complex="8pt"/>
    </style:style>
    <style:style style:name="ce129" style:family="table-cell" style:parent-style-name="Default" style:data-style-name="N0">
      <style:table-cell-properties fo:border-top="none" fo:border-bottom="thin solid #000000" fo:border-left="2pt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130" style:family="table-cell" style:parent-style-name="Default" style:data-style-name="N0">
      <style:table-cell-properties fo:border-top="2pt solid #000000" fo:border-bottom="thin solid #000000" fo:border-left="2pt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T1"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1.8415cm"/>
    </style:style>
    <style:style style:name="co2" style:family="table-column">
      <style:table-column-properties fo:break-before="auto" style:column-width="2.07433333333333cm"/>
    </style:style>
    <style:style style:name="co3" style:family="table-column">
      <style:table-column-properties fo:break-before="auto" style:column-width="2.032cm"/>
    </style:style>
    <style:style style:name="co4" style:family="table-column">
      <style:table-column-properties fo:break-before="auto" style:column-width="2.6035cm"/>
    </style:style>
    <style:style style:name="co5" style:family="table-column">
      <style:table-column-properties fo:break-before="auto" style:column-width="1.69333333333333cm"/>
    </style:style>
    <style:style style:name="ro1" style:family="table-row">
      <style:table-row-properties style:row-height="32.1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4.1pt" style:use-optimal-row-height="false" fo:break-before="auto"/>
    </style:style>
    <style:style style:name="ro4" style:family="table-row">
      <style:table-row-properties style:row-height="15.9pt" style:use-optimal-row-height="false" fo:break-before="auto"/>
    </style:style>
    <style:style style:name="ro5" style:family="table-row">
      <style:table-row-properties style:row-height="12.9pt" style:use-optimal-row-height="false" fo:break-before="auto"/>
    </style:style>
    <style:style style:name="ro6" style:family="table-row">
      <style:table-row-properties style:row-height="26.1pt" style:use-optimal-row-height="false" fo:break-before="auto"/>
    </style:style>
    <style:style style:name="ro7" style:family="table-row">
      <style:table-row-properties style:row-height="33.9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05pt" style:use-optimal-row-height="false" fo:break-before="auto"/>
    </style:style>
    <style:style style:name="ro10" style:family="table-row">
      <style:table-row-properties style:row-height="16.5pt" style:use-optimal-row-height="false" fo:break-before="auto"/>
    </style:style>
    <style:style style:name="ro11" style:family="table-row">
      <style:table-row-properties style:row-height="16.2pt" style:use-optimal-row-height="true" fo:break-before="auto"/>
    </style:style>
    <style:style style:name="ro12" style:family="table-row">
      <style:table-row-properties style:row-height="312pt" style:use-optimal-row-height="true" fo:break-before="auto"/>
    </style:style>
    <style:style style:name="ro13" style:family="table-row">
      <style:table-row-properties style:row-height="409.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6050" table:style-name="ta1">
        <table:table-column table:style-name="co1" table:number-columns-repeated="2" table:default-cell-style-name="ce1"/>
        <table:table-column table:style-name="co2" table:number-columns-repeated="6" table:default-cell-style-name="ce1"/>
        <table:table-column table:style-name="co3" table:number-columns-repeated="8" table:default-cell-style-name="ce1"/>
        <table:table-column table:style-name="co1" table:number-columns-repeated="2" table:default-cell-style-name="ce1"/>
        <table:table-column table:style-name="co2" table:number-columns-repeated="6" table:default-cell-style-name="ce1"/>
        <table:table-column table:style-name="co4" table:number-columns-repeated="6" table:default-cell-style-name="ce1"/>
        <table:table-column table:style-name="co5" table:number-columns-repeated="16354" table:default-cell-style-name="ce1"/>
        <table:table-row table:style-name="ro1">
          <table:table-cell office:value-type="string" table:number-columns-spanned="8" table:number-rows-spanned="1" table:style-name="ce70">
            <text:p>表 6-5 勞工保險實計保險給付(一次給付)－按給付內容及給付種類分</text:p>
          </table:table-cell>
          <table:covered-table-cell table:number-columns-repeated="7"/>
          <table:table-cell office:value-type="string" table:number-columns-spanned="8" table:number-rows-spanned="1" table:style-name="ce107">
            <text:p>Table 6-5 Real Benefit Payments of Labor Insurance by Type of Benefit</text:p>
            <text:p>(Lump Sum Benefit Payments)</text:p>
          </table:table-cell>
          <table:covered-table-cell table:number-columns-repeated="7"/>
          <table:table-cell office:value-type="string" table:number-columns-spanned="8" table:number-rows-spanned="1" table:style-name="ce70">
            <text:p>表 6-5 勞工保險實計保險給付(一次給付)－按給付內容及給付種類分(續)</text:p>
          </table:table-cell>
          <table:covered-table-cell table:number-columns-repeated="7"/>
          <table:table-cell office:value-type="string" table:number-columns-spanned="6" table:number-rows-spanned="1" table:style-name="ce107">
            <text:p>Table 6-5 Real Benefit Payments of Labor Insurance by Type of Benefit</text:p>
            <text:p>(Lump Sum Benefit Payments) (Cont.)</text:p>
          </table:table-cell>
          <table:covered-table-cell table:number-columns-repeated="5"/>
          <table:table-cell table:number-columns-repeated="16354"/>
        </table:table-row>
        <table:table-row table:style-name="ro2">
          <table:table-cell table:number-columns-spanned="8" table:number-rows-spanned="1" table:style-name="ce56"/>
          <table:covered-table-cell table:number-columns-repeated="7"/>
          <table:table-cell table:number-columns-spanned="8" table:number-rows-spanned="1" table:style-name="ce42"/>
          <table:covered-table-cell table:number-columns-repeated="7"/>
          <table:table-cell table:number-columns-spanned="8" table:number-rows-spanned="1" table:style-name="ce56"/>
          <table:covered-table-cell table:number-columns-repeated="7"/>
          <table:table-cell table:number-columns-spanned="6" table:number-rows-spanned="1" table:style-name="ce42"/>
          <table:covered-table-cell table:number-columns-repeated="5"/>
          <table:table-cell table:number-columns-repeated="16354"/>
        </table:table-row>
        <table:table-row table:style-name="ro3">
          <table:table-cell table:style-name="ce8"/>
          <table:table-cell table:number-columns-repeated="2" table:style-name="ce3"/>
          <table:table-cell table:style-name="ce10"/>
          <table:table-cell table:style-name="ce21"/>
          <table:table-cell table:style-name="ce20"/>
          <table:table-cell table:style-name="ce21"/>
          <table:table-cell office:value-type="string" table:style-name="ce21">
            <text:p>單位：件、千元</text:p>
          </table:table-cell>
          <table:table-cell table:style-name="ce7"/>
          <table:table-cell table:number-columns-repeated="6" table:style-name="ce4"/>
          <table:table-cell office:value-type="string" table:style-name="ce10">
            <text:p>Unit：Case、NT$1,000</text:p>
          </table:table-cell>
          <table:table-cell table:style-name="ce8"/>
          <table:table-cell table:number-columns-repeated="6" table:style-name="ce3"/>
          <table:table-cell office:value-type="string" table:style-name="ce10">
            <text:p>單位：件、千元</text:p>
          </table:table-cell>
          <table:table-cell table:style-name="ce7"/>
          <table:table-cell table:number-columns-repeated="4" table:style-name="ce4"/>
          <table:table-cell office:value-type="string" table:style-name="ce10">
            <text:p>Unit：Case、NT$1,000</text:p>
          </table:table-cell>
          <table:table-cell table:number-columns-repeated="16354" table:style-name="ce6"/>
        </table:table-row>
        <table:table-row table:style-name="ro4">
          <table:table-cell office:value-type="string" table:number-columns-spanned="2" table:number-rows-spanned="6" table:style-name="ce121">
            <text:p>年　月　別</text:p>
            <text:p/>
            <text:p/>
            <text:p/>
            <text:p/>
            <text:p>Year and month</text:p>
          </table:table-cell>
          <table:covered-table-cell/>
          <table:table-cell office:value-type="string" table:number-columns-spanned="2" table:number-rows-spanned="2" table:style-name="ce122">
            <text:p>總　　　計</text:p>
          </table:table-cell>
          <table:covered-table-cell/>
          <table:table-cell office:value-type="string" table:number-columns-spanned="4" table:number-rows-spanned="1" table:style-name="ce78">
            <text:p>現　　　金　　　給　　　付</text:p>
          </table:table-cell>
          <table:covered-table-cell table:number-columns-repeated="3"/>
          <table:table-cell office:value-type="string" table:number-columns-spanned="8" table:number-rows-spanned="1" table:style-name="ce50">
            <text:p>Cash benefits</text:p>
          </table:table-cell>
          <table:covered-table-cell table:number-columns-repeated="7"/>
          <table:table-cell office:value-type="string" table:number-columns-spanned="2" table:number-rows-spanned="6" table:style-name="ce121">
            <text:p>年　月　別</text:p>
            <text:p/>
            <text:p/>
            <text:p/>
            <text:p/>
            <text:p>Year and month</text:p>
          </table:table-cell>
          <table:covered-table-cell/>
          <table:table-cell office:value-type="string" table:number-columns-spanned="4" table:number-rows-spanned="1" table:style-name="ce130">
            <text:p>現　金　給　付　Cash benefits</text:p>
          </table:table-cell>
          <table:covered-table-cell table:number-columns-repeated="3"/>
          <table:table-cell office:value-type="string" table:number-columns-spanned="2" table:number-rows-spanned="1" table:style-name="ce78">
            <text:p>醫　　療　　給　　付</text:p>
          </table:table-cell>
          <table:covered-table-cell/>
          <table:table-cell table:style-name="ce19"/>
          <table:table-cell office:value-type="string" table:number-columns-spanned="4" table:number-rows-spanned="1" table:style-name="ce50">
            <text:p>Medical care benefits</text:p>
          </table:table-cell>
          <table:covered-table-cell table:number-columns-repeated="3"/>
          <table:table-cell table:style-name="ce19"/>
          <table:table-cell table:number-columns-repeated="16354"/>
        </table:table-row>
        <table:table-row table:style-name="ro4">
          <table:covered-table-cell/>
          <table:covered-table-cell/>
          <table:covered-table-cell/>
          <table:covered-table-cell/>
          <table:table-cell office:value-type="string" table:number-columns-spanned="2" table:number-rows-spanned="3" table:style-name="ce116">
            <text:p>計</text:p>
            <text:p/>
            <text:p><text:span text:style-name="T1">Total</text:span></text:p>
          </table:table-cell>
          <table:covered-table-cell/>
          <table:table-cell office:value-type="string" table:number-columns-spanned="2" table:number-rows-spanned="1" table:style-name="ce117">
            <text:p>按　給　付　內　容　分</text:p>
          </table:table-cell>
          <table:covered-table-cell/>
          <table:table-cell office:value-type="string" table:number-columns-spanned="2" table:number-rows-spanned="1" table:style-name="ce115">
            <text:p>Real benefits of various</text:p>
          </table:table-cell>
          <table:covered-table-cell/>
          <table:table-cell office:value-type="string" table:number-columns-spanned="6" table:number-rows-spanned="1" table:style-name="ce114">
            <text:p>按　給　付　種　類　分　　Type of real benefits</text:p>
          </table:table-cell>
          <table:covered-table-cell table:number-columns-repeated="5"/>
          <table:covered-table-cell/>
          <table:covered-table-cell/>
          <table:table-cell office:value-type="string" table:number-columns-spanned="4" table:number-rows-spanned="1" table:style-name="ce113">
            <text:p>按給付種類分　Type of real benefits</text:p>
          </table:table-cell>
          <table:covered-table-cell table:number-columns-repeated="3"/>
          <table:table-cell office:value-type="string" table:number-columns-spanned="2" table:number-rows-spanned="1" table:style-name="ce117">
            <text:p>按　給　 付　種　類　分</text:p>
          </table:table-cell>
          <table:covered-table-cell/>
          <table:table-cell table:style-name="ce18"/>
          <table:table-cell office:value-type="string" table:number-columns-spanned="4" table:number-rows-spanned="1" table:style-name="ce48">
            <text:p>Type of real benefits</text:p>
          </table:table-cell>
          <table:covered-table-cell table:number-columns-repeated="3"/>
          <table:table-cell table:style-name="ce18"/>
          <table:table-cell table:number-columns-repeated="16354"/>
        </table:table-row>
        <table:table-row table:style-name="ro4">
          <table:covered-table-cell/>
          <table:covered-table-cell/>
          <table:table-cell office:value-type="string" table:number-columns-spanned="2" table:number-rows-spanned="2" table:style-name="ce120">
            <text:p>Grand total</text:p>
          </table:table-cell>
          <table:covered-table-cell/>
          <table:covered-table-cell/>
          <table:covered-table-cell/>
          <table:table-cell office:value-type="string" table:number-columns-spanned="2" table:number-rows-spanned="1" table:style-name="ce118">
            <text:p>職業災害保險給付</text:p>
          </table:table-cell>
          <table:covered-table-cell/>
          <table:table-cell office:value-type="string" table:number-columns-spanned="2" table:number-rows-spanned="1" table:style-name="ce118">
            <text:p>普通事故保險給付</text:p>
          </table:table-cell>
          <table:covered-table-cell/>
          <table:table-cell office:value-type="string" table:number-columns-spanned="2" table:number-rows-spanned="1" table:style-name="ce124">
            <text:p>生　育　給　付</text:p>
          </table:table-cell>
          <table:covered-table-cell/>
          <table:table-cell office:value-type="string" table:number-columns-spanned="2" table:number-rows-spanned="1" table:style-name="ce124">
            <text:p>傷　病　給　付</text:p>
          </table:table-cell>
          <table:covered-table-cell/>
          <table:table-cell office:value-type="string" table:number-columns-spanned="2" table:number-rows-spanned="1" table:style-name="ce126">
            <text:p>失　能　給　付</text:p>
          </table:table-cell>
          <table:covered-table-cell/>
          <table:covered-table-cell/>
          <table:covered-table-cell/>
          <table:table-cell office:value-type="string" table:number-columns-spanned="2" table:number-rows-spanned="1" table:style-name="ce128">
            <text:p>老　年　給　付</text:p>
          </table:table-cell>
          <table:covered-table-cell/>
          <table:table-cell office:value-type="string" table:number-columns-spanned="2" table:number-rows-spanned="1" table:style-name="ce124">
            <text:p>死　亡　給　付</text:p>
          </table:table-cell>
          <table:covered-table-cell/>
          <table:table-cell office:value-type="string" table:number-columns-spanned="2" table:number-rows-spanned="1" table:style-name="ce124">
            <text:p>計</text:p>
          </table:table-cell>
          <table:covered-table-cell/>
          <table:table-cell office:value-type="string" table:number-columns-spanned="2" table:number-rows-spanned="1" table:style-name="ce124">
            <text:p>住　院　給　付</text:p>
          </table:table-cell>
          <table:covered-table-cell/>
          <table:table-cell office:value-type="string" table:number-columns-spanned="2" table:number-rows-spanned="1" table:style-name="ce124">
            <text:p>門　診　給　付</text:p>
          </table:table-cell>
          <table:covered-table-cell/>
          <table:table-cell office:value-type="string" table:number-columns-spanned="2" table:number-rows-spanned="1" table:style-name="ce32">
            <text:p>預防職業病健檢給付</text:p>
          </table:table-cell>
          <table:covered-table-cell/>
          <table:table-cell table:number-columns-repeated="16354"/>
        </table:table-row>
        <table:table-row table:style-name="ro4">
          <table:covered-table-cell/>
          <table:covered-table-cell/>
          <table:covered-table-cell/>
          <table:covered-table-cell/>
          <table:covered-table-cell/>
          <table:covered-table-cell/>
          <table:table-cell office:value-type="string" table:number-columns-spanned="2" table:number-rows-spanned="1" table:style-name="ce119">
            <text:p>Occupational benefits</text:p>
          </table:table-cell>
          <table:covered-table-cell/>
          <table:table-cell office:value-type="string" table:number-columns-spanned="2" table:number-rows-spanned="1" table:style-name="ce119">
            <text:p>Ordinary benefits</text:p>
          </table:table-cell>
          <table:covered-table-cell/>
          <table:table-cell office:value-type="string" table:number-columns-spanned="2" table:number-rows-spanned="1" table:style-name="ce123">
            <text:p>Maternity benefits</text:p>
          </table:table-cell>
          <table:covered-table-cell/>
          <table:table-cell office:value-type="string" table:number-columns-spanned="2" table:number-rows-spanned="1" table:style-name="ce123">
            <text:p>Injury or sickness benefits</text:p>
          </table:table-cell>
          <table:covered-table-cell/>
          <table:table-cell office:value-type="string" table:number-columns-spanned="2" table:number-rows-spanned="1" table:style-name="ce125">
            <text:p>Permanent disability benefits</text:p>
          </table:table-cell>
          <table:covered-table-cell/>
          <table:covered-table-cell/>
          <table:covered-table-cell/>
          <table:table-cell office:value-type="string" table:number-columns-spanned="2" table:number-rows-spanned="1" table:style-name="ce129">
            <text:p>Old-age benefits</text:p>
          </table:table-cell>
          <table:covered-table-cell/>
          <table:table-cell office:value-type="string" table:number-columns-spanned="2" table:number-rows-spanned="1" table:style-name="ce119">
            <text:p>Death benefits</text:p>
          </table:table-cell>
          <table:covered-table-cell/>
          <table:table-cell office:value-type="string" table:number-columns-spanned="2" table:number-rows-spanned="1" table:style-name="ce119">
            <text:p>Total</text:p>
          </table:table-cell>
          <table:covered-table-cell/>
          <table:table-cell office:value-type="string" table:number-columns-spanned="2" table:number-rows-spanned="1" table:style-name="ce123">
            <text:p>Inpatient hospitalization benefits</text:p>
          </table:table-cell>
          <table:covered-table-cell/>
          <table:table-cell office:value-type="string" table:number-columns-spanned="2" table:number-rows-spanned="1" table:style-name="ce123">
            <text:p>Outpatient medical care benefits<text:s/></text:p>
          </table:table-cell>
          <table:covered-table-cell/>
          <table:table-cell office:value-type="string" table:number-columns-spanned="2" table:number-rows-spanned="1" table:style-name="ce38">
            <text:p>Prevent occupational disease benefits</text:p>
          </table:table-cell>
          <table:covered-table-cell/>
          <table:table-cell table:number-columns-repeated="16354"/>
        </table:table-row>
        <table:table-row table:style-name="ro4">
          <table:covered-table-cell/>
          <table:covered-table-cell/>
          <table:table-cell office:value-type="string" table:style-name="ce13">
            <text:p>件　數</text:p>
          </table:table-cell>
          <table:table-cell office:value-type="string" table:style-name="ce12">
            <text:p>金　額</text:p>
          </table:table-cell>
          <table:table-cell office:value-type="string" table:style-name="ce12">
            <text:p>件　數</text:p>
          </table:table-cell>
          <table:table-cell office:value-type="string" table:style-name="ce12">
            <text:p>金　額</text:p>
          </table:table-cell>
          <table:table-cell office:value-type="string" table:style-name="ce12">
            <text:p>件　數</text:p>
          </table:table-cell>
          <table:table-cell office:value-type="string" table:style-name="ce12">
            <text:p>金　額</text:p>
          </table:table-cell>
          <table:table-cell office:value-type="string" table:style-name="ce16">
            <text:p>件　數</text:p>
          </table:table-cell>
          <table:table-cell office:value-type="string" table:style-name="ce12">
            <text:p>金　額</text:p>
          </table:table-cell>
          <table:table-cell office:value-type="string" table:style-name="ce12">
            <text:p>件　數</text:p>
          </table:table-cell>
          <table:table-cell office:value-type="string" table:style-name="ce12">
            <text:p>金　額</text:p>
          </table:table-cell>
          <table:table-cell office:value-type="string" table:style-name="ce12">
            <text:p>件　數</text:p>
          </table:table-cell>
          <table:table-cell office:value-type="string" table:style-name="ce12">
            <text:p>金　額</text:p>
          </table:table-cell>
          <table:table-cell office:value-type="string" table:style-name="ce12">
            <text:p>件　數</text:p>
          </table:table-cell>
          <table:table-cell office:value-type="string" table:style-name="ce12">
            <text:p>金　額</text:p>
          </table:table-cell>
          <table:covered-table-cell/>
          <table:covered-table-cell/>
          <table:table-cell office:value-type="string" table:style-name="ce13">
            <text:p>件　數</text:p>
          </table:table-cell>
          <table:table-cell office:value-type="string" table:style-name="ce17">
            <text:p>金　額</text:p>
          </table:table-cell>
          <table:table-cell office:value-type="string" table:style-name="ce12">
            <text:p>件　數</text:p>
          </table:table-cell>
          <table:table-cell office:value-type="string" table:style-name="ce12">
            <text:p>金　額</text:p>
          </table:table-cell>
          <table:table-cell office:value-type="string" table:style-name="ce12">
            <text:p>件　數</text:p>
          </table:table-cell>
          <table:table-cell office:value-type="string" table:style-name="ce12">
            <text:p>金　額</text:p>
          </table:table-cell>
          <table:table-cell office:value-type="string" table:style-name="ce16">
            <text:p>件　數</text:p>
          </table:table-cell>
          <table:table-cell office:value-type="string" table:style-name="ce12">
            <text:p>金　額</text:p>
          </table:table-cell>
          <table:table-cell office:value-type="string" table:style-name="ce12">
            <text:p>件　數</text:p>
          </table:table-cell>
          <table:table-cell office:value-type="string" table:style-name="ce12">
            <text:p>金　額</text:p>
          </table:table-cell>
          <table:table-cell office:value-type="string" table:style-name="ce12">
            <text:p>件　數</text:p>
          </table:table-cell>
          <table:table-cell office:value-type="string" table:style-name="ce17">
            <text:p>金　額</text:p>
          </table:table-cell>
          <table:table-cell table:number-columns-repeated="16354"/>
        </table:table-row>
        <table:table-row table:style-name="ro4">
          <table:covered-table-cell/>
          <table:covered-table-cell/>
          <table:table-cell office:value-type="string" table:style-name="ce14">
            <text:p>Cases</text:p>
          </table:table-cell>
          <table:table-cell office:value-type="string" table:style-name="ce9">
            <text:p>Amount</text:p>
          </table:table-cell>
          <table:table-cell office:value-type="string" table:style-name="ce9">
            <text:p>Cases</text:p>
          </table:table-cell>
          <table:table-cell office:value-type="string" table:style-name="ce11">
            <text:p>Amount</text:p>
          </table:table-cell>
          <table:table-cell office:value-type="string" table:style-name="ce9">
            <text:p>Cases</text:p>
          </table:table-cell>
          <table:table-cell office:value-type="string" table:style-name="ce11">
            <text:p>Amount</text:p>
          </table:table-cell>
          <table:table-cell office:value-type="string" table:style-name="ce11">
            <text:p>Cases</text:p>
          </table:table-cell>
          <table:table-cell office:value-type="string" table:style-name="ce11">
            <text:p>Amount</text:p>
          </table:table-cell>
          <table:table-cell office:value-type="string" table:style-name="ce9">
            <text:p>Cases</text:p>
          </table:table-cell>
          <table:table-cell office:value-type="string" table:style-name="ce11">
            <text:p>Amount</text:p>
          </table:table-cell>
          <table:table-cell office:value-type="string" table:style-name="ce9">
            <text:p>Cases</text:p>
          </table:table-cell>
          <table:table-cell office:value-type="string" table:style-name="ce11">
            <text:p>Amount</text:p>
          </table:table-cell>
          <table:table-cell office:value-type="string" table:style-name="ce9">
            <text:p>Cases</text:p>
          </table:table-cell>
          <table:table-cell office:value-type="string" table:style-name="ce11">
            <text:p>Amount</text:p>
          </table:table-cell>
          <table:covered-table-cell/>
          <table:covered-table-cell/>
          <table:table-cell office:value-type="string" table:style-name="ce14">
            <text:p>Cases</text:p>
          </table:table-cell>
          <table:table-cell office:value-type="string" table:style-name="ce28">
            <text:p>Amount</text:p>
          </table:table-cell>
          <table:table-cell office:value-type="string" table:style-name="ce9">
            <text:p>Cases</text:p>
          </table:table-cell>
          <table:table-cell office:value-type="string" table:style-name="ce9">
            <text:p>Amount</text:p>
          </table:table-cell>
          <table:table-cell office:value-type="string" table:style-name="ce9">
            <text:p>Cases</text:p>
          </table:table-cell>
          <table:table-cell office:value-type="string" table:style-name="ce11">
            <text:p>Amount</text:p>
          </table:table-cell>
          <table:table-cell office:value-type="string" table:style-name="ce11">
            <text:p>Cases</text:p>
          </table:table-cell>
          <table:table-cell office:value-type="string" table:style-name="ce11">
            <text:p>Amount</text:p>
          </table:table-cell>
          <table:table-cell office:value-type="string" table:style-name="ce9">
            <text:p>Cases</text:p>
          </table:table-cell>
          <table:table-cell office:value-type="string" table:style-name="ce11">
            <text:p>Amount</text:p>
          </table:table-cell>
          <table:table-cell office:value-type="string" table:style-name="ce9">
            <text:p>Cases</text:p>
          </table:table-cell>
          <table:table-cell office:value-type="string" table:style-name="ce15">
            <text:p>Amount</text:p>
          </table:table-cell>
          <table:table-cell table:number-columns-repeated="16354"/>
        </table:table-row>
        <table:table-row table:style-name="ro5">
          <table:table-cell office:value-type="string" table:style-name="ce101">
            <text:p><text:s/>96年</text:p>
          </table:table-cell>
          <table:table-cell office:value-type="float" office:value="2007" table:style-name="ce98">
            <text:p>2007</text:p>
          </table:table-cell>
          <table:table-cell office:value-type="float" office:value="1949517" table:style-name="ce99">
            <text:p>1,949,517</text:p>
          </table:table-cell>
          <table:table-cell office:value-type="float" office:value="193521329" table:style-name="ce99">
            <text:p>193,521,329</text:p>
          </table:table-cell>
          <table:table-cell office:value-type="float" office:value="601006" table:style-name="ce99">
            <text:p>601,006</text:p>
          </table:table-cell>
          <table:table-cell office:value-type="float" office:value="190280831" table:style-name="ce99">
            <text:p>190,280,831</text:p>
          </table:table-cell>
          <table:table-cell office:value-type="float" office:value="56284" table:style-name="ce99">
            <text:p>56,284</text:p>
          </table:table-cell>
          <table:table-cell office:value-type="float" office:value="3977359" table:style-name="ce99">
            <text:p>3,977,359</text:p>
          </table:table-cell>
          <table:table-cell office:value-type="float" office:value="544722" table:style-name="ce106">
            <text:p>544,722</text:p>
          </table:table-cell>
          <table:table-cell office:value-type="float" office:value="186303471" table:style-name="ce106">
            <text:p>186,303,471</text:p>
          </table:table-cell>
          <table:table-cell office:value-type="float" office:value="106339" table:style-name="ce106">
            <text:p>106,339</text:p>
          </table:table-cell>
          <table:table-cell office:value-type="float" office:value="2816589" table:style-name="ce106">
            <text:p>2,816,589</text:p>
          </table:table-cell>
          <table:table-cell office:value-type="float" office:value="207089" table:style-name="ce106">
            <text:p>207,089</text:p>
          </table:table-cell>
          <table:table-cell office:value-type="float" office:value="3046989" table:style-name="ce106">
            <text:p>3,046,989</text:p>
          </table:table-cell>
          <table:table-cell office:value-type="float" office:value="34451" table:style-name="ce106">
            <text:p>34,451</text:p>
          </table:table-cell>
          <table:table-cell office:value-type="float" office:value="8569992" table:style-name="ce106">
            <text:p>8,569,992</text:p>
          </table:table-cell>
          <table:table-cell office:value-type="string" table:style-name="ce101">
            <text:p><text:s/>96年</text:p>
          </table:table-cell>
          <table:table-cell office:value-type="float" office:value="2007" table:style-name="ce98">
            <text:p>2007</text:p>
          </table:table-cell>
          <table:table-cell office:value-type="float" office:value="142053" table:style-name="ce99">
            <text:p>142,053</text:p>
          </table:table-cell>
          <table:table-cell office:value-type="float" office:value="152534198" table:style-name="ce99">
            <text:p>152,534,198</text:p>
          </table:table-cell>
          <table:table-cell office:value-type="float" office:value="111074" table:style-name="ce99">
            <text:p>111,074</text:p>
          </table:table-cell>
          <table:table-cell office:value-type="float" office:value="23313063" table:style-name="ce99">
            <text:p>23,313,063</text:p>
          </table:table-cell>
          <table:table-cell office:value-type="float" office:value="1348511" table:style-name="ce99">
            <text:p>1,348,511</text:p>
          </table:table-cell>
          <table:table-cell office:value-type="float" office:value="3240498" table:style-name="ce99">
            <text:p>3,240,498</text:p>
          </table:table-cell>
          <table:table-cell office:value-type="float" office:value="46216" table:style-name="ce106">
            <text:p>46,216</text:p>
          </table:table-cell>
          <table:table-cell office:value-type="float" office:value="1972548" table:style-name="ce106">
            <text:p>1,972,548</text:p>
          </table:table-cell>
          <table:table-cell office:value-type="float" office:value="889800" table:style-name="ce106">
            <text:p>889,800</text:p>
          </table:table-cell>
          <table:table-cell office:value-type="float" office:value="884470" table:style-name="ce106">
            <text:p>884,470</text:p>
          </table:table-cell>
          <table:table-cell office:value-type="float" office:value="412495" table:style-name="ce106">
            <text:p>412,495</text:p>
          </table:table-cell>
          <table:table-cell office:value-type="float" office:value="383480" table:style-name="ce106">
            <text:p>383,480</text:p>
          </table:table-cell>
          <table:table-cell table:number-columns-repeated="16354" table:style-name="ce5"/>
        </table:table-row>
        <table:table-row table:style-name="ro5">
          <table:table-cell office:value-type="string" table:style-name="ce101">
            <text:p><text:s/>97年</text:p>
          </table:table-cell>
          <table:table-cell office:value-type="float" office:value="2008" table:style-name="ce98">
            <text:p>2008</text:p>
          </table:table-cell>
          <table:table-cell office:value-type="float" office:value="2229909" table:style-name="ce99">
            <text:p>2,229,909</text:p>
          </table:table-cell>
          <table:table-cell office:value-type="float" office:value="358294534" table:style-name="ce99">
            <text:p>358,294,534</text:p>
          </table:table-cell>
          <table:table-cell office:value-type="float" office:value="770197" table:style-name="ce99">
            <text:p>770,197</text:p>
          </table:table-cell>
          <table:table-cell office:value-type="float" office:value="356287174" table:style-name="ce99">
            <text:p>356,287,174</text:p>
          </table:table-cell>
          <table:table-cell office:value-type="float" office:value="60083" table:style-name="ce99">
            <text:p>60,083</text:p>
          </table:table-cell>
          <table:table-cell office:value-type="float" office:value="4101700" table:style-name="ce99">
            <text:p>4,101,700</text:p>
          </table:table-cell>
          <table:table-cell office:value-type="float" office:value="710114" table:style-name="ce106">
            <text:p>710,114</text:p>
          </table:table-cell>
          <table:table-cell office:value-type="float" office:value="352185474" table:style-name="ce106">
            <text:p>352,185,474</text:p>
          </table:table-cell>
          <table:table-cell office:value-type="float" office:value="110374" table:style-name="ce106">
            <text:p>110,374</text:p>
          </table:table-cell>
          <table:table-cell office:value-type="float" office:value="2968860" table:style-name="ce106">
            <text:p>2,968,860</text:p>
          </table:table-cell>
          <table:table-cell office:value-type="float" office:value="217821" table:style-name="ce106">
            <text:p>217,821</text:p>
          </table:table-cell>
          <table:table-cell office:value-type="float" office:value="3326565" table:style-name="ce106">
            <text:p>3,326,565</text:p>
          </table:table-cell>
          <table:table-cell office:value-type="float" office:value="33873" table:style-name="ce106">
            <text:p>33,873</text:p>
          </table:table-cell>
          <table:table-cell office:value-type="float" office:value="8623458" table:style-name="ce106">
            <text:p>8,623,458</text:p>
          </table:table-cell>
          <table:table-cell office:value-type="string" table:style-name="ce101">
            <text:p><text:s/>97年</text:p>
          </table:table-cell>
          <table:table-cell office:value-type="float" office:value="2008" table:style-name="ce98">
            <text:p>2008</text:p>
          </table:table-cell>
          <table:table-cell office:value-type="float" office:value="293635" table:style-name="ce99">
            <text:p>293,635</text:p>
          </table:table-cell>
          <table:table-cell office:value-type="float" office:value="317143713" table:style-name="ce99">
            <text:p>317,143,713</text:p>
          </table:table-cell>
          <table:table-cell office:value-type="float" office:value="114494" table:style-name="ce99">
            <text:p>114,494</text:p>
          </table:table-cell>
          <table:table-cell office:value-type="float" office:value="24224578" table:style-name="ce99">
            <text:p>24,224,578</text:p>
          </table:table-cell>
          <table:table-cell office:value-type="float" office:value="1459712" table:style-name="ce99">
            <text:p>1,459,712</text:p>
          </table:table-cell>
          <table:table-cell office:value-type="float" office:value="2007360" table:style-name="ce99">
            <text:p>2,007,360</text:p>
          </table:table-cell>
          <table:table-cell office:value-type="float" office:value="14877" table:style-name="ce106">
            <text:p>14,877</text:p>
          </table:table-cell>
          <table:table-cell office:value-type="float" office:value="633274" table:style-name="ce106">
            <text:p>633,274</text:p>
          </table:table-cell>
          <table:table-cell office:value-type="float" office:value="1143375" table:style-name="ce106">
            <text:p>1,143,375</text:p>
          </table:table-cell>
          <table:table-cell office:value-type="float" office:value="1073987" table:style-name="ce106">
            <text:p>1,073,987</text:p>
          </table:table-cell>
          <table:table-cell office:value-type="float" office:value="301460" table:style-name="ce106">
            <text:p>301,460</text:p>
          </table:table-cell>
          <table:table-cell office:value-type="float" office:value="300098" table:style-name="ce106">
            <text:p>300,098</text:p>
          </table:table-cell>
          <table:table-cell table:number-columns-repeated="16354" table:style-name="ce5"/>
        </table:table-row>
        <table:table-row table:style-name="ro5">
          <table:table-cell office:value-type="string" table:style-name="ce101">
            <text:p><text:s/>98年</text:p>
          </table:table-cell>
          <table:table-cell office:value-type="float" office:value="2009" table:style-name="ce98">
            <text:p>2009</text:p>
          </table:table-cell>
          <table:table-cell office:value-type="float" office:value="1526630" table:style-name="ce99">
            <text:p>1,526,630</text:p>
          </table:table-cell>
          <table:table-cell office:value-type="float" office:value="134089856" table:style-name="ce99">
            <text:p>134,089,856</text:p>
          </table:table-cell>
          <table:table-cell office:value-type="float" office:value="625579" table:style-name="ce99">
            <text:p>625,579</text:p>
          </table:table-cell>
          <table:table-cell office:value-type="float" office:value="131189378" table:style-name="ce99">
            <text:p>131,189,378</text:p>
          </table:table-cell>
          <table:table-cell office:value-type="float" office:value="58075" table:style-name="ce99">
            <text:p>58,075</text:p>
          </table:table-cell>
          <table:table-cell office:value-type="float" office:value="3972418" table:style-name="ce99">
            <text:p>3,972,418</text:p>
          </table:table-cell>
          <table:table-cell office:value-type="float" office:value="567504" table:style-name="ce106">
            <text:p>567,504</text:p>
          </table:table-cell>
          <table:table-cell office:value-type="float" office:value="127216960" table:style-name="ce106">
            <text:p>127,216,960</text:p>
          </table:table-cell>
          <table:table-cell office:value-type="float" office:value="114538" table:style-name="ce106">
            <text:p>114,538</text:p>
          </table:table-cell>
          <table:table-cell office:value-type="float" office:value="3083185" table:style-name="ce106">
            <text:p>3,083,185</text:p>
          </table:table-cell>
          <table:table-cell office:value-type="float" office:value="212477" table:style-name="ce106">
            <text:p>212,477</text:p>
          </table:table-cell>
          <table:table-cell office:value-type="float" office:value="3440002" table:style-name="ce106">
            <text:p>3,440,002</text:p>
          </table:table-cell>
          <table:table-cell office:value-type="float" office:value="31366" table:style-name="ce106">
            <text:p>31,366</text:p>
          </table:table-cell>
          <table:table-cell office:value-type="float" office:value="7929429" table:style-name="ce106">
            <text:p>7,929,429</text:p>
          </table:table-cell>
          <table:table-cell office:value-type="string" table:style-name="ce101">
            <text:p><text:s/>98年</text:p>
          </table:table-cell>
          <table:table-cell office:value-type="float" office:value="2009" table:style-name="ce98">
            <text:p>2009</text:p>
          </table:table-cell>
          <table:table-cell office:value-type="float" office:value="153058" table:style-name="ce99">
            <text:p>153,058</text:p>
          </table:table-cell>
          <table:table-cell office:value-type="float" office:value="94185468" table:style-name="ce99">
            <text:p>94,185,468</text:p>
          </table:table-cell>
          <table:table-cell office:value-type="float" office:value="114140" table:style-name="ce99">
            <text:p>114,140</text:p>
          </table:table-cell>
          <table:table-cell office:value-type="float" office:value="22551294" table:style-name="ce99">
            <text:p>22,551,294</text:p>
          </table:table-cell>
          <table:table-cell office:value-type="float" office:value="901051" table:style-name="ce99">
            <text:p>901,051</text:p>
          </table:table-cell>
          <table:table-cell office:value-type="float" office:value="2900479" table:style-name="ce99">
            <text:p>2,900,479</text:p>
          </table:table-cell>
          <table:table-cell office:value-type="float" office:value="51819" table:style-name="ce106">
            <text:p>51,819</text:p>
          </table:table-cell>
          <table:table-cell office:value-type="float" office:value="2086540" table:style-name="ce106">
            <text:p>2,086,540</text:p>
          </table:table-cell>
          <table:table-cell office:value-type="float" office:value="514606" table:style-name="ce106">
            <text:p>514,606</text:p>
          </table:table-cell>
          <table:table-cell office:value-type="float" office:value="481931" table:style-name="ce106">
            <text:p>481,931</text:p>
          </table:table-cell>
          <table:table-cell office:value-type="float" office:value="334626" table:style-name="ce106">
            <text:p>334,626</text:p>
          </table:table-cell>
          <table:table-cell office:value-type="float" office:value="332007" table:style-name="ce106">
            <text:p>332,007</text:p>
          </table:table-cell>
          <table:table-cell table:number-columns-repeated="16354" table:style-name="ce5"/>
        </table:table-row>
        <table:table-row table:style-name="ro5">
          <table:table-cell office:value-type="string" table:style-name="ce101">
            <text:p><text:s/>99年</text:p>
          </table:table-cell>
          <table:table-cell office:value-type="float" office:value="2010" table:style-name="ce98">
            <text:p>2010</text:p>
          </table:table-cell>
          <table:table-cell office:value-type="float" office:value="2323492" table:style-name="ce99">
            <text:p>2,323,492</text:p>
          </table:table-cell>
          <table:table-cell office:value-type="float" office:value="115924594" table:style-name="ce99">
            <text:p>115,924,594</text:p>
          </table:table-cell>
          <table:table-cell office:value-type="float" office:value="553057" table:style-name="ce99">
            <text:p>553,057</text:p>
          </table:table-cell>
          <table:table-cell office:value-type="float" office:value="112789935" table:style-name="ce99">
            <text:p>112,789,935</text:p>
          </table:table-cell>
          <table:table-cell office:value-type="float" office:value="61869" table:style-name="ce99">
            <text:p>61,869</text:p>
          </table:table-cell>
          <table:table-cell office:value-type="float" office:value="4193686" table:style-name="ce99">
            <text:p>4,193,686</text:p>
          </table:table-cell>
          <table:table-cell office:value-type="float" office:value="491188" table:style-name="ce106">
            <text:p>491,188</text:p>
          </table:table-cell>
          <table:table-cell office:value-type="float" office:value="108596250" table:style-name="ce106">
            <text:p>108,596,250</text:p>
          </table:table-cell>
          <table:table-cell office:value-type="float" office:value="102317" table:style-name="ce106">
            <text:p>102,317</text:p>
          </table:table-cell>
          <table:table-cell office:value-type="float" office:value="2755303" table:style-name="ce106">
            <text:p>2,755,303</text:p>
          </table:table-cell>
          <table:table-cell office:value-type="float" office:value="215495" table:style-name="ce106">
            <text:p>215,495</text:p>
          </table:table-cell>
          <table:table-cell office:value-type="float" office:value="3678508" table:style-name="ce106">
            <text:p>3,678,508</text:p>
          </table:table-cell>
          <table:table-cell office:value-type="float" office:value="30053" table:style-name="ce106">
            <text:p>30,053</text:p>
          </table:table-cell>
          <table:table-cell office:value-type="float" office:value="7382597" table:style-name="ce106">
            <text:p>7,382,597</text:p>
          </table:table-cell>
          <table:table-cell office:value-type="string" table:style-name="ce101">
            <text:p><text:s/>99年</text:p>
          </table:table-cell>
          <table:table-cell office:value-type="float" office:value="2010" table:style-name="ce98">
            <text:p>2010</text:p>
          </table:table-cell>
          <table:table-cell office:value-type="float" office:value="88431" table:style-name="ce99">
            <text:p>88,431</text:p>
          </table:table-cell>
          <table:table-cell office:value-type="float" office:value="76438196" table:style-name="ce99">
            <text:p>76,438,196</text:p>
          </table:table-cell>
          <table:table-cell office:value-type="float" office:value="116761" table:style-name="ce99">
            <text:p>116,761</text:p>
          </table:table-cell>
          <table:table-cell office:value-type="float" office:value="22535333" table:style-name="ce99">
            <text:p>22,535,333</text:p>
          </table:table-cell>
          <table:table-cell office:value-type="float" office:value="1770435" table:style-name="ce99">
            <text:p>1,770,435</text:p>
          </table:table-cell>
          <table:table-cell office:value-type="float" office:value="3134658" table:style-name="ce99">
            <text:p>3,134,658</text:p>
          </table:table-cell>
          <table:table-cell office:value-type="float" office:value="33326" table:style-name="ce106">
            <text:p>33,326</text:p>
          </table:table-cell>
          <table:table-cell office:value-type="float" office:value="1500479" table:style-name="ce106">
            <text:p>1,500,479</text:p>
          </table:table-cell>
          <table:table-cell office:value-type="float" office:value="1412401" table:style-name="ce106">
            <text:p>1,412,401</text:p>
          </table:table-cell>
          <table:table-cell office:value-type="float" office:value="1297189" table:style-name="ce106">
            <text:p>1,297,189</text:p>
          </table:table-cell>
          <table:table-cell office:value-type="float" office:value="324708" table:style-name="ce106">
            <text:p>324,708</text:p>
          </table:table-cell>
          <table:table-cell office:value-type="float" office:value="336990" table:style-name="ce106">
            <text:p>336,990</text:p>
          </table:table-cell>
          <table:table-cell table:number-columns-repeated="16354" table:style-name="ce5"/>
        </table:table-row>
        <table:table-row table:style-name="ro5">
          <table:table-cell office:value-type="string" table:style-name="ce101">
            <text:p>100年</text:p>
          </table:table-cell>
          <table:table-cell office:value-type="float" office:value="2011" table:style-name="ce98">
            <text:p>2011</text:p>
          </table:table-cell>
          <table:table-cell office:value-type="float" office:value="2015935" table:style-name="ce99">
            <text:p>2,015,935</text:p>
          </table:table-cell>
          <table:table-cell office:value-type="float" office:value="117850743" table:style-name="ce99">
            <text:p>117,850,743</text:p>
          </table:table-cell>
          <table:table-cell office:value-type="float" office:value="577096" table:style-name="ce99">
            <text:p>577,096</text:p>
          </table:table-cell>
          <table:table-cell office:value-type="float" office:value="114924233" table:style-name="ce99">
            <text:p>114,924,233</text:p>
          </table:table-cell>
          <table:table-cell office:value-type="float" office:value="62625" table:style-name="ce99">
            <text:p>62,625</text:p>
          </table:table-cell>
          <table:table-cell office:value-type="float" office:value="4448268" table:style-name="ce99">
            <text:p>4,448,268</text:p>
          </table:table-cell>
          <table:table-cell office:value-type="float" office:value="514471" table:style-name="ce106">
            <text:p>514,471</text:p>
          </table:table-cell>
          <table:table-cell office:value-type="float" office:value="110475966" table:style-name="ce106">
            <text:p>110,475,966</text:p>
          </table:table-cell>
          <table:table-cell office:value-type="float" office:value="123797" table:style-name="ce106">
            <text:p>123,797</text:p>
          </table:table-cell>
          <table:table-cell office:value-type="float" office:value="3355471" table:style-name="ce106">
            <text:p>3,355,471</text:p>
          </table:table-cell>
          <table:table-cell office:value-type="float" office:value="217104" table:style-name="ce106">
            <text:p>217,104</text:p>
          </table:table-cell>
          <table:table-cell office:value-type="float" office:value="3865797" table:style-name="ce106">
            <text:p>3,865,797</text:p>
          </table:table-cell>
          <table:table-cell office:value-type="float" office:value="28864" table:style-name="ce106">
            <text:p>28,864</text:p>
          </table:table-cell>
          <table:table-cell office:value-type="float" office:value="7145311" table:style-name="ce106">
            <text:p>7,145,311</text:p>
          </table:table-cell>
          <table:table-cell office:value-type="string" table:style-name="ce101">
            <text:p>100年</text:p>
          </table:table-cell>
          <table:table-cell office:value-type="float" office:value="2011" table:style-name="ce98">
            <text:p>2011</text:p>
          </table:table-cell>
          <table:table-cell office:value-type="float" office:value="85334" table:style-name="ce99">
            <text:p>85,334</text:p>
          </table:table-cell>
          <table:table-cell office:value-type="float" office:value="77279364" table:style-name="ce99">
            <text:p>77,279,364</text:p>
          </table:table-cell>
          <table:table-cell office:value-type="float" office:value="121997" table:style-name="ce99">
            <text:p>121,997</text:p>
          </table:table-cell>
          <table:table-cell office:value-type="float" office:value="23278290" table:style-name="ce99">
            <text:p>23,278,290</text:p>
          </table:table-cell>
          <table:table-cell office:value-type="float" office:value="1438839" table:style-name="ce99">
            <text:p>1,438,839</text:p>
          </table:table-cell>
          <table:table-cell office:value-type="float" office:value="2926510" table:style-name="ce99">
            <text:p>2,926,510</text:p>
          </table:table-cell>
          <table:table-cell office:value-type="float" office:value="34953" table:style-name="ce106">
            <text:p>34,953</text:p>
          </table:table-cell>
          <table:table-cell office:value-type="float" office:value="1615356" table:style-name="ce106">
            <text:p>1,615,356</text:p>
          </table:table-cell>
          <table:table-cell office:value-type="float" office:value="1124742" table:style-name="ce106">
            <text:p>1,124,742</text:p>
          </table:table-cell>
          <table:table-cell office:value-type="float" office:value="1029620" table:style-name="ce106">
            <text:p>1,029,620</text:p>
          </table:table-cell>
          <table:table-cell office:value-type="float" office:value="279144" table:style-name="ce106">
            <text:p>279,144</text:p>
          </table:table-cell>
          <table:table-cell office:value-type="float" office:value="281534" table:style-name="ce106">
            <text:p>281,534</text:p>
          </table:table-cell>
          <table:table-cell table:number-columns-repeated="16354" table:style-name="ce5"/>
        </table:table-row>
        <table:table-row table:style-name="ro5">
          <table:table-cell office:value-type="string" table:style-name="ce101">
            <text:p>101年</text:p>
          </table:table-cell>
          <table:table-cell office:value-type="float" office:value="2012" table:style-name="ce98">
            <text:p>2012</text:p>
          </table:table-cell>
          <table:table-cell office:value-type="float" office:value="2542277" table:style-name="ce99">
            <text:p>2,542,277</text:p>
          </table:table-cell>
          <table:table-cell office:value-type="float" office:value="218852083" table:style-name="ce99">
            <text:p>218,852,083</text:p>
          </table:table-cell>
          <table:table-cell office:value-type="float" office:value="674782" table:style-name="ce99">
            <text:p>674,782</text:p>
          </table:table-cell>
          <table:table-cell office:value-type="float" office:value="215487289" table:style-name="ce99">
            <text:p>215,487,289</text:p>
          </table:table-cell>
          <table:table-cell office:value-type="float" office:value="62486" table:style-name="ce99">
            <text:p>62,486</text:p>
          </table:table-cell>
          <table:table-cell office:value-type="float" office:value="4459158" table:style-name="ce99">
            <text:p>4,459,158</text:p>
          </table:table-cell>
          <table:table-cell office:value-type="float" office:value="612296" table:style-name="ce106">
            <text:p>612,296</text:p>
          </table:table-cell>
          <table:table-cell office:value-type="float" office:value="211028131" table:style-name="ce106">
            <text:p>211,028,131</text:p>
          </table:table-cell>
          <table:table-cell office:value-type="float" office:value="147206" table:style-name="ce106">
            <text:p>147,206</text:p>
          </table:table-cell>
          <table:table-cell office:value-type="float" office:value="4031613" table:style-name="ce106">
            <text:p>4,031,613</text:p>
          </table:table-cell>
          <table:table-cell office:value-type="float" office:value="216518" table:style-name="ce106">
            <text:p>216,518</text:p>
          </table:table-cell>
          <table:table-cell office:value-type="float" office:value="3894128" table:style-name="ce106">
            <text:p>3,894,128</text:p>
          </table:table-cell>
          <table:table-cell office:value-type="float" office:value="29183" table:style-name="ce106">
            <text:p>29,183</text:p>
          </table:table-cell>
          <table:table-cell office:value-type="float" office:value="7545554" table:style-name="ce106">
            <text:p>7,545,554</text:p>
          </table:table-cell>
          <table:table-cell office:value-type="string" table:style-name="ce101">
            <text:p>101年</text:p>
          </table:table-cell>
          <table:table-cell office:value-type="float" office:value="2012" table:style-name="ce98">
            <text:p>2012</text:p>
          </table:table-cell>
          <table:table-cell office:value-type="float" office:value="157794" table:style-name="ce99">
            <text:p>157,794</text:p>
          </table:table-cell>
          <table:table-cell office:value-type="float" office:value="176767803" table:style-name="ce99">
            <text:p>176,767,803</text:p>
          </table:table-cell>
          <table:table-cell office:value-type="float" office:value="124081" table:style-name="ce99">
            <text:p>124,081</text:p>
          </table:table-cell>
          <table:table-cell office:value-type="float" office:value="23248191" table:style-name="ce99">
            <text:p>23,248,191</text:p>
          </table:table-cell>
          <table:table-cell office:value-type="float" office:value="1867495" table:style-name="ce99">
            <text:p>1,867,495</text:p>
          </table:table-cell>
          <table:table-cell office:value-type="float" office:value="3364794" table:style-name="ce99">
            <text:p>3,364,794</text:p>
          </table:table-cell>
          <table:table-cell office:value-type="float" office:value="34613" table:style-name="ce106">
            <text:p>34,613</text:p>
          </table:table-cell>
          <table:table-cell office:value-type="float" office:value="1630960" table:style-name="ce106">
            <text:p>1,630,960</text:p>
          </table:table-cell>
          <table:table-cell office:value-type="float" office:value="1556996" table:style-name="ce106">
            <text:p>1,556,996</text:p>
          </table:table-cell>
          <table:table-cell office:value-type="float" office:value="1457748" table:style-name="ce106">
            <text:p>1,457,748</text:p>
          </table:table-cell>
          <table:table-cell office:value-type="float" office:value="275886" table:style-name="ce106">
            <text:p>275,886</text:p>
          </table:table-cell>
          <table:table-cell office:value-type="float" office:value="276086" table:style-name="ce106">
            <text:p>276,086</text:p>
          </table:table-cell>
          <table:table-cell table:number-columns-repeated="16354" table:style-name="ce5"/>
        </table:table-row>
        <table:table-row table:style-name="ro5">
          <table:table-cell office:value-type="string" table:style-name="ce101">
            <text:p>102年</text:p>
          </table:table-cell>
          <table:table-cell office:value-type="float" office:value="2013" table:style-name="ce98">
            <text:p>2013</text:p>
          </table:table-cell>
          <table:table-cell office:value-type="float" office:value="1829974" table:style-name="ce99">
            <text:p>1,829,974</text:p>
          </table:table-cell>
          <table:table-cell office:value-type="float" office:value="198346605" table:style-name="ce99">
            <text:p>198,346,605</text:p>
          </table:table-cell>
          <table:table-cell office:value-type="float" office:value="634445" table:style-name="ce99">
            <text:p>634,445</text:p>
          </table:table-cell>
          <table:table-cell office:value-type="float" office:value="195659624" table:style-name="ce99">
            <text:p>195,659,624</text:p>
          </table:table-cell>
          <table:table-cell office:value-type="float" office:value="59051" table:style-name="ce99">
            <text:p>59,051</text:p>
          </table:table-cell>
          <table:table-cell office:value-type="float" office:value="4100661" table:style-name="ce99">
            <text:p>4,100,661</text:p>
          </table:table-cell>
          <table:table-cell office:value-type="float" office:value="575394" table:style-name="ce106">
            <text:p>575,394</text:p>
          </table:table-cell>
          <table:table-cell office:value-type="float" office:value="191558963" table:style-name="ce106">
            <text:p>191,558,963</text:p>
          </table:table-cell>
          <table:table-cell office:value-type="float" office:value="139165" table:style-name="ce106">
            <text:p>139,165</text:p>
          </table:table-cell>
          <table:table-cell office:value-type="float" office:value="3891028" table:style-name="ce106">
            <text:p>3,891,028</text:p>
          </table:table-cell>
          <table:table-cell office:value-type="float" office:value="199496" table:style-name="ce106">
            <text:p>199,496</text:p>
          </table:table-cell>
          <table:table-cell office:value-type="float" office:value="3535433" table:style-name="ce106">
            <text:p>3,535,433</text:p>
          </table:table-cell>
          <table:table-cell office:value-type="float" office:value="27555" table:style-name="ce106">
            <text:p>27,555</text:p>
          </table:table-cell>
          <table:table-cell office:value-type="float" office:value="7115478" table:style-name="ce106">
            <text:p>7,115,478</text:p>
          </table:table-cell>
          <table:table-cell office:value-type="string" table:style-name="ce101">
            <text:p>102年</text:p>
          </table:table-cell>
          <table:table-cell office:value-type="float" office:value="2013" table:style-name="ce98">
            <text:p>2013</text:p>
          </table:table-cell>
          <table:table-cell office:value-type="float" office:value="144809" table:style-name="ce99">
            <text:p>144,809</text:p>
          </table:table-cell>
          <table:table-cell office:value-type="float" office:value="158882926" table:style-name="ce99">
            <text:p>158,882,926</text:p>
          </table:table-cell>
          <table:table-cell office:value-type="float" office:value="123420" table:style-name="ce99">
            <text:p>123,420</text:p>
          </table:table-cell>
          <table:table-cell office:value-type="float" office:value="22234759" table:style-name="ce99">
            <text:p>22,234,759</text:p>
          </table:table-cell>
          <table:table-cell office:value-type="float" office:value="1195529" table:style-name="ce99">
            <text:p>1,195,529</text:p>
          </table:table-cell>
          <table:table-cell office:value-type="float" office:value="2686981" table:style-name="ce99">
            <text:p>2,686,981</text:p>
          </table:table-cell>
          <table:table-cell office:value-type="float" office:value="32584" table:style-name="ce106">
            <text:p>32,584</text:p>
          </table:table-cell>
          <table:table-cell office:value-type="float" office:value="1546645" table:style-name="ce106">
            <text:p>1,546,645</text:p>
          </table:table-cell>
          <table:table-cell office:value-type="float" office:value="882156" table:style-name="ce106">
            <text:p>882,156</text:p>
          </table:table-cell>
          <table:table-cell office:value-type="float" office:value="851513" table:style-name="ce106">
            <text:p>851,513</text:p>
          </table:table-cell>
          <table:table-cell office:value-type="float" office:value="280789" table:style-name="ce106">
            <text:p>280,789</text:p>
          </table:table-cell>
          <table:table-cell office:value-type="float" office:value="288823" table:style-name="ce106">
            <text:p>288,823</text:p>
          </table:table-cell>
          <table:table-cell table:number-columns-repeated="16354" table:style-name="ce5"/>
        </table:table-row>
        <table:table-row table:style-name="ro5">
          <table:table-cell office:value-type="string" table:style-name="ce101">
            <text:p>103年</text:p>
          </table:table-cell>
          <table:table-cell office:value-type="float" office:value="2014" table:style-name="ce98">
            <text:p>2014</text:p>
          </table:table-cell>
          <table:table-cell office:value-type="float" office:value="2043545" table:style-name="ce99">
            <text:p>2,043,545</text:p>
          </table:table-cell>
          <table:table-cell office:value-type="float" office:value="141489449" table:style-name="ce99">
            <text:p>141,489,449</text:p>
          </table:table-cell>
          <table:table-cell office:value-type="float" office:value="588089" table:style-name="ce99">
            <text:p>588,089</text:p>
          </table:table-cell>
          <table:table-cell office:value-type="float" office:value="138579085" table:style-name="ce99">
            <text:p>138,579,085</text:p>
          </table:table-cell>
          <table:table-cell office:value-type="float" office:value="57384" table:style-name="ce99">
            <text:p>57,384</text:p>
          </table:table-cell>
          <table:table-cell office:value-type="float" office:value="3917462" table:style-name="ce99">
            <text:p>3,917,462</text:p>
          </table:table-cell>
          <table:table-cell office:value-type="float" office:value="530705" table:style-name="ce106">
            <text:p>530,705</text:p>
          </table:table-cell>
          <table:table-cell office:value-type="float" office:value="134661623" table:style-name="ce106">
            <text:p>134,661,623</text:p>
          </table:table-cell>
          <table:table-cell office:value-type="float" office:value="145370" table:style-name="ce106">
            <text:p>145,370</text:p>
          </table:table-cell>
          <table:table-cell office:value-type="float" office:value="6136700" table:style-name="ce106">
            <text:p>6,136,700</text:p>
          </table:table-cell>
          <table:table-cell office:value-type="float" office:value="191566" table:style-name="ce106">
            <text:p>191,566</text:p>
          </table:table-cell>
          <table:table-cell office:value-type="float" office:value="3395961" table:style-name="ce106">
            <text:p>3,395,961</text:p>
          </table:table-cell>
          <table:table-cell office:value-type="float" office:value="25057" table:style-name="ce106">
            <text:p>25,057</text:p>
          </table:table-cell>
          <table:table-cell office:value-type="float" office:value="6594313" table:style-name="ce106">
            <text:p>6,594,313</text:p>
          </table:table-cell>
          <table:table-cell office:value-type="string" table:style-name="ce101">
            <text:p>103年</text:p>
          </table:table-cell>
          <table:table-cell office:value-type="float" office:value="2014" table:style-name="ce98">
            <text:p>2014</text:p>
          </table:table-cell>
          <table:table-cell office:value-type="float" office:value="97467" table:style-name="ce99">
            <text:p>97,467</text:p>
          </table:table-cell>
          <table:table-cell office:value-type="float" office:value="100151331" table:style-name="ce99">
            <text:p>100,151,331</text:p>
          </table:table-cell>
          <table:table-cell office:value-type="float" office:value="128629" table:style-name="ce99">
            <text:p>128,629</text:p>
          </table:table-cell>
          <table:table-cell office:value-type="float" office:value="22300779" table:style-name="ce99">
            <text:p>22,300,779</text:p>
          </table:table-cell>
          <table:table-cell office:value-type="float" office:value="1455456" table:style-name="ce99">
            <text:p>1,455,456</text:p>
          </table:table-cell>
          <table:table-cell office:value-type="float" office:value="2910364" table:style-name="ce99">
            <text:p>2,910,364</text:p>
          </table:table-cell>
          <table:table-cell office:value-type="float" office:value="31447" table:style-name="ce106">
            <text:p>31,447</text:p>
          </table:table-cell>
          <table:table-cell office:value-type="float" office:value="1553683" table:style-name="ce106">
            <text:p>1,553,683</text:p>
          </table:table-cell>
          <table:table-cell office:value-type="float" office:value="1166560" table:style-name="ce106">
            <text:p>1,166,560</text:p>
          </table:table-cell>
          <table:table-cell office:value-type="float" office:value="1108361" table:style-name="ce106">
            <text:p>1,108,361</text:p>
          </table:table-cell>
          <table:table-cell office:value-type="float" office:value="257449" table:style-name="ce106">
            <text:p>257,449</text:p>
          </table:table-cell>
          <table:table-cell office:value-type="float" office:value="248321" table:style-name="ce106">
            <text:p>248,321</text:p>
          </table:table-cell>
          <table:table-cell table:number-columns-repeated="16354" table:style-name="ce5"/>
        </table:table-row>
        <table:table-row table:style-name="ro5">
          <table:table-cell office:value-type="string" table:style-name="ce101">
            <text:p>104年</text:p>
          </table:table-cell>
          <table:table-cell office:value-type="float" office:value="2015" table:style-name="ce98">
            <text:p>2015</text:p>
          </table:table-cell>
          <table:table-cell office:value-type="float" office:value="2088690" table:style-name="ce99">
            <text:p>2,088,690</text:p>
          </table:table-cell>
          <table:table-cell office:value-type="float" office:value="149258112" table:style-name="ce99">
            <text:p>149,258,112</text:p>
          </table:table-cell>
          <table:table-cell office:value-type="float" office:value="587934" table:style-name="ce99">
            <text:p>587,934</text:p>
          </table:table-cell>
          <table:table-cell office:value-type="float" office:value="146245516" table:style-name="ce99">
            <text:p>146,245,516</text:p>
          </table:table-cell>
          <table:table-cell office:value-type="float" office:value="55105" table:style-name="ce99">
            <text:p>55,105</text:p>
          </table:table-cell>
          <table:table-cell office:value-type="float" office:value="3742068" table:style-name="ce99">
            <text:p>3,742,068</text:p>
          </table:table-cell>
          <table:table-cell office:value-type="float" office:value="532829" table:style-name="ce106">
            <text:p>532,829</text:p>
          </table:table-cell>
          <table:table-cell office:value-type="float" office:value="142503448" table:style-name="ce106">
            <text:p>142,503,448</text:p>
          </table:table-cell>
          <table:table-cell office:value-type="float" office:value="148859" table:style-name="ce106">
            <text:p>148,859</text:p>
          </table:table-cell>
          <table:table-cell office:value-type="float" office:value="8629259" table:style-name="ce106">
            <text:p>8,629,259</text:p>
          </table:table-cell>
          <table:table-cell office:value-type="float" office:value="184986" table:style-name="ce106">
            <text:p>184,986</text:p>
          </table:table-cell>
          <table:table-cell office:value-type="float" office:value="3357937" table:style-name="ce106">
            <text:p>3,357,937</text:p>
          </table:table-cell>
          <table:table-cell office:value-type="float" office:value="22027" table:style-name="ce106">
            <text:p>22,027</text:p>
          </table:table-cell>
          <table:table-cell office:value-type="float" office:value="5661385" table:style-name="ce106">
            <text:p>5,661,385</text:p>
          </table:table-cell>
          <table:table-cell office:value-type="string" table:style-name="ce101">
            <text:p>104年</text:p>
          </table:table-cell>
          <table:table-cell office:value-type="float" office:value="2015" table:style-name="ce98">
            <text:p>2015</text:p>
          </table:table-cell>
          <table:table-cell office:value-type="float" office:value="102899" table:style-name="ce99">
            <text:p>102,899</text:p>
          </table:table-cell>
          <table:table-cell office:value-type="float" office:value="106587162" table:style-name="ce99">
            <text:p>106,587,162</text:p>
          </table:table-cell>
          <table:table-cell office:value-type="float" office:value="129163" table:style-name="ce99">
            <text:p>129,163</text:p>
          </table:table-cell>
          <table:table-cell office:value-type="float" office:value="22009774" table:style-name="ce99">
            <text:p>22,009,774</text:p>
          </table:table-cell>
          <table:table-cell office:value-type="float" office:value="1500756" table:style-name="ce99">
            <text:p>1,500,756</text:p>
          </table:table-cell>
          <table:table-cell office:value-type="float" office:value="3012596" table:style-name="ce99">
            <text:p>3,012,596</text:p>
          </table:table-cell>
          <table:table-cell office:value-type="float" office:value="31145" table:style-name="ce106">
            <text:p>31,145</text:p>
          </table:table-cell>
          <table:table-cell office:value-type="float" office:value="1590094" table:style-name="ce106">
            <text:p>1,590,094</text:p>
          </table:table-cell>
          <table:table-cell office:value-type="float" office:value="1214226" table:style-name="ce106">
            <text:p>1,214,226</text:p>
          </table:table-cell>
          <table:table-cell office:value-type="float" office:value="1158925" table:style-name="ce106">
            <text:p>1,158,925</text:p>
          </table:table-cell>
          <table:table-cell office:value-type="float" office:value="255385" table:style-name="ce106">
            <text:p>255,385</text:p>
          </table:table-cell>
          <table:table-cell office:value-type="float" office:value="263576" table:style-name="ce106">
            <text:p>263,576</text:p>
          </table:table-cell>
          <table:table-cell table:number-columns-repeated="16354" table:style-name="ce5"/>
        </table:table-row>
        <table:table-row table:style-name="ro5">
          <table:table-cell office:value-type="string" table:style-name="ce101">
            <text:p>105年</text:p>
          </table:table-cell>
          <table:table-cell office:value-type="float" office:value="2016" table:style-name="ce98">
            <text:p>2016</text:p>
          </table:table-cell>
          <table:table-cell office:value-type="float" office:value="2132142" table:style-name="ce99">
            <text:p>2,132,142</text:p>
          </table:table-cell>
          <table:table-cell office:value-type="float" office:value="162523211" table:style-name="ce99">
            <text:p>162,523,211</text:p>
          </table:table-cell>
          <table:table-cell office:value-type="float" office:value="597327" table:style-name="ce99">
            <text:p>597,327</text:p>
          </table:table-cell>
          <table:table-cell office:value-type="float" office:value="159747284" table:style-name="ce99">
            <text:p>159,747,284</text:p>
          </table:table-cell>
          <table:table-cell office:value-type="float" office:value="52135" table:style-name="ce99">
            <text:p>52,135</text:p>
          </table:table-cell>
          <table:table-cell office:value-type="float" office:value="3580741" table:style-name="ce99">
            <text:p>3,580,741</text:p>
          </table:table-cell>
          <table:table-cell office:value-type="float" office:value="545192" table:style-name="ce106">
            <text:p>545,192</text:p>
          </table:table-cell>
          <table:table-cell office:value-type="float" office:value="156166543" table:style-name="ce106">
            <text:p>156,166,543</text:p>
          </table:table-cell>
          <table:table-cell office:value-type="float" office:value="145934" table:style-name="ce106">
            <text:p>145,934</text:p>
          </table:table-cell>
          <table:table-cell office:value-type="float" office:value="8629649" table:style-name="ce106">
            <text:p>8,629,649</text:p>
          </table:table-cell>
          <table:table-cell office:value-type="float" office:value="180986" table:style-name="ce106">
            <text:p>180,986</text:p>
          </table:table-cell>
          <table:table-cell office:value-type="float" office:value="3321385" table:style-name="ce106">
            <text:p>3,321,385</text:p>
          </table:table-cell>
          <table:table-cell office:value-type="float" office:value="20407" table:style-name="ce106">
            <text:p>20,407</text:p>
          </table:table-cell>
          <table:table-cell office:value-type="float" office:value="5427431" table:style-name="ce106">
            <text:p>5,427,431</text:p>
          </table:table-cell>
          <table:table-cell office:value-type="string" table:style-name="ce101">
            <text:p>105年</text:p>
          </table:table-cell>
          <table:table-cell office:value-type="float" office:value="2016" table:style-name="ce98">
            <text:p>2016</text:p>
          </table:table-cell>
          <table:table-cell office:value-type="float" office:value="114535" table:style-name="ce99">
            <text:p>114,535</text:p>
          </table:table-cell>
          <table:table-cell office:value-type="float" office:value="119636041" table:style-name="ce99">
            <text:p>119,636,041</text:p>
          </table:table-cell>
          <table:table-cell office:value-type="float" office:value="135465" table:style-name="ce99">
            <text:p>135,465</text:p>
          </table:table-cell>
          <table:table-cell office:value-type="float" office:value="22732778" table:style-name="ce99">
            <text:p>22,732,778</text:p>
          </table:table-cell>
          <table:table-cell office:value-type="float" office:value="1534815" table:style-name="ce99">
            <text:p>1,534,815</text:p>
          </table:table-cell>
          <table:table-cell office:value-type="float" office:value="2775927" table:style-name="ce99">
            <text:p>2,775,927</text:p>
          </table:table-cell>
          <table:table-cell office:value-type="float" office:value="30457" table:style-name="ce106">
            <text:p>30,457</text:p>
          </table:table-cell>
          <table:table-cell office:value-type="float" office:value="1323009" table:style-name="ce106">
            <text:p>1,323,009</text:p>
          </table:table-cell>
          <table:table-cell office:value-type="float" office:value="1281907" table:style-name="ce106">
            <text:p>1,281,907</text:p>
          </table:table-cell>
          <table:table-cell office:value-type="float" office:value="1225660" table:style-name="ce106">
            <text:p>1,225,660</text:p>
          </table:table-cell>
          <table:table-cell office:value-type="float" office:value="222451" table:style-name="ce106">
            <text:p>222,451</text:p>
          </table:table-cell>
          <table:table-cell office:value-type="float" office:value="227257" table:style-name="ce106">
            <text:p>227,257</text:p>
          </table:table-cell>
          <table:table-cell table:number-columns-repeated="16354" table:style-name="ce5"/>
        </table:table-row>
        <table:table-row table:style-name="ro5">
          <table:table-cell office:value-type="string" table:style-name="ce101">
            <text:p>106年</text:p>
          </table:table-cell>
          <table:table-cell office:value-type="float" office:value="2017" table:style-name="ce98">
            <text:p>2017</text:p>
          </table:table-cell>
          <table:table-cell office:value-type="float" office:value="2228477" table:style-name="ce99">
            <text:p>2,228,477</text:p>
          </table:table-cell>
          <table:table-cell office:value-type="float" office:value="188939101" table:style-name="ce99">
            <text:p>188,939,101</text:p>
          </table:table-cell>
          <table:table-cell office:value-type="float" office:value="603392" table:style-name="ce99">
            <text:p>603,392</text:p>
          </table:table-cell>
          <table:table-cell office:value-type="float" office:value="185992841" table:style-name="ce99">
            <text:p>185,992,841</text:p>
          </table:table-cell>
          <table:table-cell office:value-type="float" office:value="50936" table:style-name="ce99">
            <text:p>50,936</text:p>
          </table:table-cell>
          <table:table-cell office:value-type="float" office:value="3376661" table:style-name="ce99">
            <text:p>3,376,661</text:p>
          </table:table-cell>
          <table:table-cell office:value-type="float" office:value="552456" table:style-name="ce106">
            <text:p>552,456</text:p>
          </table:table-cell>
          <table:table-cell office:value-type="float" office:value="182616181" table:style-name="ce106">
            <text:p>182,616,181</text:p>
          </table:table-cell>
          <table:table-cell office:value-type="float" office:value="137576" table:style-name="ce106">
            <text:p>137,576</text:p>
          </table:table-cell>
          <table:table-cell office:value-type="float" office:value="8373729" table:style-name="ce106">
            <text:p>8,373,729</text:p>
          </table:table-cell>
          <table:table-cell office:value-type="float" office:value="176733" table:style-name="ce106">
            <text:p>176,733</text:p>
          </table:table-cell>
          <table:table-cell office:value-type="float" office:value="3176732" table:style-name="ce106">
            <text:p>3,176,732</text:p>
          </table:table-cell>
          <table:table-cell office:value-type="float" office:value="19636" table:style-name="ce106">
            <text:p>19,636</text:p>
          </table:table-cell>
          <table:table-cell office:value-type="float" office:value="5277107" table:style-name="ce106">
            <text:p>5,277,107</text:p>
          </table:table-cell>
          <table:table-cell office:value-type="string" table:style-name="ce101">
            <text:p>106年</text:p>
          </table:table-cell>
          <table:table-cell office:value-type="float" office:value="2017" table:style-name="ce98">
            <text:p>2017</text:p>
          </table:table-cell>
          <table:table-cell office:value-type="float" office:value="134998" table:style-name="ce99">
            <text:p>134,998</text:p>
          </table:table-cell>
          <table:table-cell office:value-type="float" office:value="146877648" table:style-name="ce99">
            <text:p>146,877,648</text:p>
          </table:table-cell>
          <table:table-cell office:value-type="float" office:value="134449" table:style-name="ce99">
            <text:p>134,449</text:p>
          </table:table-cell>
          <table:table-cell office:value-type="float" office:value="22287625" table:style-name="ce99">
            <text:p>22,287,625</text:p>
          </table:table-cell>
          <table:table-cell office:value-type="float" office:value="1625085" table:style-name="ce99">
            <text:p>1,625,085</text:p>
          </table:table-cell>
          <table:table-cell office:value-type="float" office:value="2946260" table:style-name="ce99">
            <text:p>2,946,260</text:p>
          </table:table-cell>
          <table:table-cell office:value-type="float" office:value="32119" table:style-name="ce106">
            <text:p>32,119</text:p>
          </table:table-cell>
          <table:table-cell office:value-type="float" office:value="1399708" table:style-name="ce106">
            <text:p>1,399,708</text:p>
          </table:table-cell>
          <table:table-cell office:value-type="float" office:value="1339275" table:style-name="ce106">
            <text:p>1,339,275</text:p>
          </table:table-cell>
          <table:table-cell office:value-type="float" office:value="1277891" table:style-name="ce106">
            <text:p>1,277,891</text:p>
          </table:table-cell>
          <table:table-cell office:value-type="float" office:value="253691" table:style-name="ce106">
            <text:p>253,691</text:p>
          </table:table-cell>
          <table:table-cell office:value-type="float" office:value="268661" table:style-name="ce106">
            <text:p>268,661</text:p>
          </table:table-cell>
          <table:table-cell table:number-columns-repeated="16354" table:style-name="ce5"/>
        </table:table-row>
        <table:table-row table:style-name="ro5">
          <table:table-cell office:value-type="string" table:style-name="ce101">
            <text:p>107年</text:p>
          </table:table-cell>
          <table:table-cell office:value-type="float" office:value="2018" table:style-name="ce98">
            <text:p>2018</text:p>
          </table:table-cell>
          <table:table-cell office:value-type="float" office:value="2422039" table:style-name="ce99">
            <text:p>2,422,039</text:p>
          </table:table-cell>
          <table:table-cell office:value-type="float" office:value="164705741" table:style-name="ce99">
            <text:p>164,705,741</text:p>
          </table:table-cell>
          <table:table-cell office:value-type="float" office:value="577514" table:style-name="ce99">
            <text:p>577,514</text:p>
          </table:table-cell>
          <table:table-cell office:value-type="float" office:value="161543416" table:style-name="ce99">
            <text:p>161,543,416</text:p>
          </table:table-cell>
          <table:table-cell office:value-type="float" office:value="50419" table:style-name="ce99">
            <text:p>50,419</text:p>
          </table:table-cell>
          <table:table-cell office:value-type="float" office:value="3327391" table:style-name="ce99">
            <text:p>3,327,391</text:p>
          </table:table-cell>
          <table:table-cell office:value-type="float" office:value="527095" table:style-name="ce106">
            <text:p>527,095</text:p>
          </table:table-cell>
          <table:table-cell office:value-type="float" office:value="158216024" table:style-name="ce106">
            <text:p>158,216,024</text:p>
          </table:table-cell>
          <table:table-cell office:value-type="float" office:value="136989" table:style-name="ce106">
            <text:p>136,989</text:p>
          </table:table-cell>
          <table:table-cell office:value-type="float" office:value="8483832" table:style-name="ce106">
            <text:p>8,483,832</text:p>
          </table:table-cell>
          <table:table-cell office:value-type="float" office:value="173624" table:style-name="ce106">
            <text:p>173,624</text:p>
          </table:table-cell>
          <table:table-cell office:value-type="float" office:value="3074892" table:style-name="ce106">
            <text:p>3,074,892</text:p>
          </table:table-cell>
          <table:table-cell office:value-type="float" office:value="19110" table:style-name="ce106">
            <text:p>19,110</text:p>
          </table:table-cell>
          <table:table-cell office:value-type="float" office:value="5162424" table:style-name="ce106">
            <text:p>5,162,424</text:p>
          </table:table-cell>
          <table:table-cell office:value-type="string" table:style-name="ce101">
            <text:p>107年</text:p>
          </table:table-cell>
          <table:table-cell office:value-type="float" office:value="2018" table:style-name="ce98">
            <text:p>2018</text:p>
          </table:table-cell>
          <table:table-cell office:value-type="float" office:value="108933" table:style-name="ce99">
            <text:p>108,933</text:p>
          </table:table-cell>
          <table:table-cell office:value-type="float" office:value="121322219" table:style-name="ce99">
            <text:p>121,322,219</text:p>
          </table:table-cell>
          <table:table-cell office:value-type="float" office:value="138858" table:style-name="ce99">
            <text:p>138,858</text:p>
          </table:table-cell>
          <table:table-cell office:value-type="float" office:value="23500048" table:style-name="ce99">
            <text:p>23,500,048</text:p>
          </table:table-cell>
          <table:table-cell office:value-type="float" office:value="1844525" table:style-name="ce99">
            <text:p>1,844,525</text:p>
          </table:table-cell>
          <table:table-cell office:value-type="float" office:value="3162325" table:style-name="ce99">
            <text:p>3,162,325</text:p>
          </table:table-cell>
          <table:table-cell office:value-type="float" office:value="31680" table:style-name="ce106">
            <text:p>31,680</text:p>
          </table:table-cell>
          <table:table-cell office:value-type="float" office:value="1396531" table:style-name="ce106">
            <text:p>1,396,531</text:p>
          </table:table-cell>
          <table:table-cell office:value-type="float" office:value="1568786" table:style-name="ce106">
            <text:p>1,568,786</text:p>
          </table:table-cell>
          <table:table-cell office:value-type="float" office:value="1510940" table:style-name="ce106">
            <text:p>1,510,940</text:p>
          </table:table-cell>
          <table:table-cell office:value-type="float" office:value="244059" table:style-name="ce106">
            <text:p>244,059</text:p>
          </table:table-cell>
          <table:table-cell office:value-type="float" office:value="254854" table:style-name="ce106">
            <text:p>254,854</text:p>
          </table:table-cell>
          <table:table-cell table:number-columns-repeated="16354" table:style-name="ce5"/>
        </table:table-row>
        <table:table-row table:style-name="ro5">
          <table:table-cell office:value-type="string" table:style-name="ce101">
            <text:p>108年</text:p>
          </table:table-cell>
          <table:table-cell office:value-type="float" office:value="2019" table:style-name="ce98">
            <text:p>2019</text:p>
          </table:table-cell>
          <table:table-cell office:value-type="float" office:value="2520621" table:style-name="ce99">
            <text:p>2,520,621</text:p>
          </table:table-cell>
          <table:table-cell office:value-type="float" office:value="162638849" table:style-name="ce99">
            <text:p>162,638,849</text:p>
          </table:table-cell>
          <table:table-cell office:value-type="float" office:value="576490" table:style-name="ce99">
            <text:p>576,490</text:p>
          </table:table-cell>
          <table:table-cell office:value-type="float" office:value="159231391" table:style-name="ce99">
            <text:p>159,231,391</text:p>
          </table:table-cell>
          <table:table-cell office:value-type="float" office:value="50011" table:style-name="ce99">
            <text:p>50,011</text:p>
          </table:table-cell>
          <table:table-cell office:value-type="float" office:value="3185057" table:style-name="ce99">
            <text:p>3,185,057</text:p>
          </table:table-cell>
          <table:table-cell office:value-type="float" office:value="526479" table:style-name="ce106">
            <text:p>526,479</text:p>
          </table:table-cell>
          <table:table-cell office:value-type="float" office:value="156046335" table:style-name="ce106">
            <text:p>156,046,335</text:p>
          </table:table-cell>
          <table:table-cell office:value-type="float" office:value="133413" table:style-name="ce106">
            <text:p>133,413</text:p>
          </table:table-cell>
          <table:table-cell office:value-type="float" office:value="8425975" table:style-name="ce106">
            <text:p>8,425,975</text:p>
          </table:table-cell>
          <table:table-cell office:value-type="float" office:value="173868" table:style-name="ce106">
            <text:p>173,868</text:p>
          </table:table-cell>
          <table:table-cell office:value-type="float" office:value="3100139" table:style-name="ce106">
            <text:p>3,100,139</text:p>
          </table:table-cell>
          <table:table-cell office:value-type="float" office:value="18839" table:style-name="ce106">
            <text:p>18,839</text:p>
          </table:table-cell>
          <table:table-cell office:value-type="float" office:value="5290808" table:style-name="ce106">
            <text:p>5,290,808</text:p>
          </table:table-cell>
          <table:table-cell office:value-type="string" table:style-name="ce101">
            <text:p>108年</text:p>
          </table:table-cell>
          <table:table-cell office:value-type="float" office:value="2019" table:style-name="ce98">
            <text:p>2019</text:p>
          </table:table-cell>
          <table:table-cell office:value-type="float" office:value="110676" table:style-name="ce99">
            <text:p>110,676</text:p>
          </table:table-cell>
          <table:table-cell office:value-type="float" office:value="117860104" table:style-name="ce99">
            <text:p>117,860,104</text:p>
          </table:table-cell>
          <table:table-cell office:value-type="float" office:value="139694" table:style-name="ce99">
            <text:p>139,694</text:p>
          </table:table-cell>
          <table:table-cell office:value-type="float" office:value="24554365" table:style-name="ce99">
            <text:p>24,554,365</text:p>
          </table:table-cell>
          <table:table-cell office:value-type="float" office:value="1944131" table:style-name="ce99">
            <text:p>1,944,131</text:p>
          </table:table-cell>
          <table:table-cell office:value-type="float" office:value="3407458" table:style-name="ce99">
            <text:p>3,407,458</text:p>
          </table:table-cell>
          <table:table-cell office:value-type="float" office:value="32656" table:style-name="ce106">
            <text:p>32,656</text:p>
          </table:table-cell>
          <table:table-cell office:value-type="float" office:value="1501343" table:style-name="ce106">
            <text:p>1,501,343</text:p>
          </table:table-cell>
          <table:table-cell office:value-type="float" office:value="1644276" table:style-name="ce106">
            <text:p>1,644,276</text:p>
          </table:table-cell>
          <table:table-cell office:value-type="float" office:value="1625635" table:style-name="ce106">
            <text:p>1,625,635</text:p>
          </table:table-cell>
          <table:table-cell office:value-type="float" office:value="267199" table:style-name="ce106">
            <text:p>267,199</text:p>
          </table:table-cell>
          <table:table-cell office:value-type="float" office:value="280480" table:style-name="ce106">
            <text:p>280,480</text:p>
          </table:table-cell>
          <table:table-cell table:number-columns-repeated="16354" table:style-name="ce5"/>
        </table:table-row>
        <table:table-row table:style-name="ro5">
          <table:table-cell office:value-type="string" table:style-name="ce101">
            <text:p>109年</text:p>
          </table:table-cell>
          <table:table-cell office:value-type="float" office:value="2020" table:style-name="ce98">
            <text:p>2020</text:p>
          </table:table-cell>
          <table:table-cell office:value-type="float" office:value="2533602" table:style-name="ce99">
            <text:p>2,533,602</text:p>
          </table:table-cell>
          <table:table-cell office:value-type="float" office:value="168182281" table:style-name="ce99">
            <text:p>168,182,281</text:p>
          </table:table-cell>
          <table:table-cell office:value-type="float" office:value="552845" table:style-name="ce99">
            <text:p>552,845</text:p>
          </table:table-cell>
          <table:table-cell office:value-type="float" office:value="164649295" table:style-name="ce99">
            <text:p>164,649,295</text:p>
          </table:table-cell>
          <table:table-cell office:value-type="float" office:value="52087" table:style-name="ce99">
            <text:p>52,087</text:p>
          </table:table-cell>
          <table:table-cell office:value-type="float" office:value="3432360" table:style-name="ce99">
            <text:p>3,432,360</text:p>
          </table:table-cell>
          <table:table-cell office:value-type="float" office:value="500758" table:style-name="ce106">
            <text:p>500,758</text:p>
          </table:table-cell>
          <table:table-cell office:value-type="float" office:value="161216935" table:style-name="ce106">
            <text:p>161,216,935</text:p>
          </table:table-cell>
          <table:table-cell office:value-type="float" office:value="123433" table:style-name="ce106">
            <text:p>123,433</text:p>
          </table:table-cell>
          <table:table-cell office:value-type="float" office:value="7954918" table:style-name="ce106">
            <text:p>7,954,918</text:p>
          </table:table-cell>
          <table:table-cell office:value-type="float" office:value="169624" table:style-name="ce106">
            <text:p>169,624</text:p>
          </table:table-cell>
          <table:table-cell office:value-type="float" office:value="3252830" table:style-name="ce106">
            <text:p>3,252,830</text:p>
          </table:table-cell>
          <table:table-cell office:value-type="float" office:value="17851" table:style-name="ce106">
            <text:p>17,851</text:p>
          </table:table-cell>
          <table:table-cell office:value-type="float" office:value="5099010" table:style-name="ce106">
            <text:p>5,099,010</text:p>
          </table:table-cell>
          <table:table-cell office:value-type="string" table:style-name="ce101">
            <text:p>109年</text:p>
          </table:table-cell>
          <table:table-cell office:value-type="float" office:value="2020" table:style-name="ce98">
            <text:p>2020</text:p>
          </table:table-cell>
          <table:table-cell office:value-type="float" office:value="105866" table:style-name="ce99">
            <text:p>105,866</text:p>
          </table:table-cell>
          <table:table-cell office:value-type="float" office:value="123334100" table:style-name="ce99">
            <text:p>123,334,100</text:p>
          </table:table-cell>
          <table:table-cell office:value-type="float" office:value="136071" table:style-name="ce99">
            <text:p>136,071</text:p>
          </table:table-cell>
          <table:table-cell office:value-type="float" office:value="25008436" table:style-name="ce99">
            <text:p>25,008,436</text:p>
          </table:table-cell>
          <table:table-cell office:value-type="float" office:value="1980757" table:style-name="ce99">
            <text:p>1,980,757</text:p>
          </table:table-cell>
          <table:table-cell office:value-type="float" office:value="3532986" table:style-name="ce99">
            <text:p>3,532,986</text:p>
          </table:table-cell>
          <table:table-cell office:value-type="float" office:value="34166" table:style-name="ce106">
            <text:p>34,166</text:p>
          </table:table-cell>
          <table:table-cell office:value-type="float" office:value="1564630" table:style-name="ce106">
            <text:p>1,564,630</text:p>
          </table:table-cell>
          <table:table-cell office:value-type="float" office:value="1690416" table:style-name="ce106">
            <text:p>1,690,416</text:p>
          </table:table-cell>
          <table:table-cell office:value-type="float" office:value="1693241" table:style-name="ce106">
            <text:p>1,693,241</text:p>
          </table:table-cell>
          <table:table-cell office:value-type="float" office:value="256175" table:style-name="ce106">
            <text:p>256,175</text:p>
          </table:table-cell>
          <table:table-cell office:value-type="float" office:value="275116" table:style-name="ce106">
            <text:p>275,116</text:p>
          </table:table-cell>
          <table:table-cell table:number-columns-repeated="16354" table:style-name="ce5"/>
        </table:table-row>
        <table:table-row table:style-name="ro5">
          <table:table-cell office:value-type="string" table:style-name="ce101">
            <text:p>110年</text:p>
          </table:table-cell>
          <table:table-cell office:value-type="float" office:value="2021" table:style-name="ce98">
            <text:p>2021</text:p>
          </table:table-cell>
          <table:table-cell office:value-type="float" office:value="2540252" table:style-name="ce99">
            <text:p>2,540,252</text:p>
          </table:table-cell>
          <table:table-cell office:value-type="float" office:value="147189951" table:style-name="ce99">
            <text:p>147,189,951</text:p>
          </table:table-cell>
          <table:table-cell office:value-type="float" office:value="530094" table:style-name="ce99">
            <text:p>530,094</text:p>
          </table:table-cell>
          <table:table-cell office:value-type="float" office:value="143711162" table:style-name="ce99">
            <text:p>143,711,162</text:p>
          </table:table-cell>
          <table:table-cell office:value-type="float" office:value="50970" table:style-name="ce99">
            <text:p>50,970</text:p>
          </table:table-cell>
          <table:table-cell office:value-type="float" office:value="3336785" table:style-name="ce99">
            <text:p>3,336,785</text:p>
          </table:table-cell>
          <table:table-cell office:value-type="float" office:value="479124" table:style-name="ce106">
            <text:p>479,124</text:p>
          </table:table-cell>
          <table:table-cell office:value-type="float" office:value="140374377" table:style-name="ce106">
            <text:p>140,374,377</text:p>
          </table:table-cell>
          <table:table-cell office:value-type="float" office:value="117566" table:style-name="ce106">
            <text:p>117,566</text:p>
          </table:table-cell>
          <table:table-cell office:value-type="float" office:value="7705782" table:style-name="ce106">
            <text:p>7,705,782</text:p>
          </table:table-cell>
          <table:table-cell office:value-type="float" office:value="156832" table:style-name="ce106">
            <text:p>156,832</text:p>
          </table:table-cell>
          <table:table-cell office:value-type="float" office:value="3164986" table:style-name="ce106">
            <text:p>3,164,986</text:p>
          </table:table-cell>
          <table:table-cell office:value-type="float" office:value="16759" table:style-name="ce106">
            <text:p>16,759</text:p>
          </table:table-cell>
          <table:table-cell office:value-type="float" office:value="4770623" table:style-name="ce106">
            <text:p>4,770,623</text:p>
          </table:table-cell>
          <table:table-cell office:value-type="string" table:style-name="ce101">
            <text:p>110年</text:p>
          </table:table-cell>
          <table:table-cell office:value-type="float" office:value="2021" table:style-name="ce98">
            <text:p>2021</text:p>
          </table:table-cell>
          <table:table-cell office:value-type="float" office:value="93646" table:style-name="ce99">
            <text:p>93,646</text:p>
          </table:table-cell>
          <table:table-cell office:value-type="float" office:value="101472384" table:style-name="ce99">
            <text:p>101,472,384</text:p>
          </table:table-cell>
          <table:table-cell office:value-type="float" office:value="145291" table:style-name="ce99">
            <text:p>145,291</text:p>
          </table:table-cell>
          <table:table-cell office:value-type="float" office:value="26597388" table:style-name="ce99">
            <text:p>26,597,388</text:p>
          </table:table-cell>
          <table:table-cell office:value-type="float" office:value="2010158" table:style-name="ce99">
            <text:p>2,010,158</text:p>
          </table:table-cell>
          <table:table-cell office:value-type="float" office:value="3478788" table:style-name="ce99">
            <text:p>3,478,788</text:p>
          </table:table-cell>
          <table:table-cell office:value-type="float" office:value="31668" table:style-name="ce106">
            <text:p>31,668</text:p>
          </table:table-cell>
          <table:table-cell office:value-type="float" office:value="1450354" table:style-name="ce106">
            <text:p>1,450,354</text:p>
          </table:table-cell>
          <table:table-cell office:value-type="float" office:value="1721611" table:style-name="ce106">
            <text:p>1,721,611</text:p>
          </table:table-cell>
          <table:table-cell office:value-type="float" office:value="1757668" table:style-name="ce106">
            <text:p>1,757,668</text:p>
          </table:table-cell>
          <table:table-cell office:value-type="float" office:value="256879" table:style-name="ce106">
            <text:p>256,879</text:p>
          </table:table-cell>
          <table:table-cell office:value-type="float" office:value="270766" table:style-name="ce106">
            <text:p>270,766</text:p>
          </table:table-cell>
          <table:table-cell table:number-columns-repeated="16354" table:style-name="ce5"/>
        </table:table-row>
        <table:table-row table:style-name="ro5">
          <table:table-cell office:value-type="string" table:style-name="ce101">
            <text:p>　　 10月</text:p>
          </table:table-cell>
          <table:table-cell office:value-type="string" table:style-name="ce98">
            <text:p>　　 Oct.</text:p>
          </table:table-cell>
          <table:table-cell office:value-type="float" office:value="466069" table:style-name="ce99">
            <text:p>466,069</text:p>
          </table:table-cell>
          <table:table-cell office:value-type="float" office:value="12298275" table:style-name="ce99">
            <text:p>12,298,275</text:p>
          </table:table-cell>
          <table:table-cell office:value-type="float" office:value="43102" table:style-name="ce99">
            <text:p>43,102</text:p>
          </table:table-cell>
          <table:table-cell office:value-type="float" office:value="11861621" table:style-name="ce99">
            <text:p>11,861,621</text:p>
          </table:table-cell>
          <table:table-cell office:value-type="float" office:value="4447" table:style-name="ce99">
            <text:p>4,447</text:p>
          </table:table-cell>
          <table:table-cell office:value-type="float" office:value="283572" table:style-name="ce99">
            <text:p>283,572</text:p>
          </table:table-cell>
          <table:table-cell office:value-type="float" office:value="38655" table:style-name="ce106">
            <text:p>38,655</text:p>
          </table:table-cell>
          <table:table-cell office:value-type="float" office:value="11578049" table:style-name="ce106">
            <text:p>11,578,049</text:p>
          </table:table-cell>
          <table:table-cell office:value-type="float" office:value="10013" table:style-name="ce106">
            <text:p>10,013</text:p>
          </table:table-cell>
          <table:table-cell office:value-type="float" office:value="659265" table:style-name="ce106">
            <text:p>659,265</text:p>
          </table:table-cell>
          <table:table-cell office:value-type="float" office:value="12637" table:style-name="ce106">
            <text:p>12,637</text:p>
          </table:table-cell>
          <table:table-cell office:value-type="float" office:value="264075" table:style-name="ce106">
            <text:p>264,075</text:p>
          </table:table-cell>
          <table:table-cell office:value-type="float" office:value="1391" table:style-name="ce106">
            <text:p>1,391</text:p>
          </table:table-cell>
          <table:table-cell office:value-type="float" office:value="383193" table:style-name="ce106">
            <text:p>383,193</text:p>
          </table:table-cell>
          <table:table-cell office:value-type="string" table:style-name="ce101">
            <text:p>　　 10月</text:p>
          </table:table-cell>
          <table:table-cell office:value-type="string" table:style-name="ce98">
            <text:p>　　 Oct.</text:p>
          </table:table-cell>
          <table:table-cell office:value-type="float" office:value="7749" table:style-name="ce99">
            <text:p>7,749</text:p>
          </table:table-cell>
          <table:table-cell office:value-type="float" office:value="8498430" table:style-name="ce99">
            <text:p>8,498,430</text:p>
          </table:table-cell>
          <table:table-cell office:value-type="float" office:value="11312" table:style-name="ce99">
            <text:p>11,312</text:p>
          </table:table-cell>
          <table:table-cell office:value-type="float" office:value="2056658" table:style-name="ce99">
            <text:p>2,056,658</text:p>
          </table:table-cell>
          <table:table-cell office:value-type="float" office:value="422967" table:style-name="ce99">
            <text:p>422,967</text:p>
          </table:table-cell>
          <table:table-cell office:value-type="float" office:value="436654" table:style-name="ce99">
            <text:p>436,654</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422967" table:style-name="ce106">
            <text:p>422,967</text:p>
          </table:table-cell>
          <table:table-cell office:value-type="float" office:value="436654" table:style-name="ce106">
            <text:p>436,654</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11月</text:p>
          </table:table-cell>
          <table:table-cell office:value-type="string" table:style-name="ce98">
            <text:p>　　 Nov.</text:p>
          </table:table-cell>
          <table:table-cell office:value-type="float" office:value="48226" table:style-name="ce99">
            <text:p>48,226</text:p>
          </table:table-cell>
          <table:table-cell office:value-type="float" office:value="11546747" table:style-name="ce99">
            <text:p>11,546,747</text:p>
          </table:table-cell>
          <table:table-cell office:value-type="float" office:value="48226" table:style-name="ce99">
            <text:p>48,226</text:p>
          </table:table-cell>
          <table:table-cell office:value-type="float" office:value="11544053" table:style-name="ce99">
            <text:p>11,544,053</text:p>
          </table:table-cell>
          <table:table-cell office:value-type="float" office:value="4868" table:style-name="ce99">
            <text:p>4,868</text:p>
          </table:table-cell>
          <table:table-cell office:value-type="float" office:value="305605" table:style-name="ce99">
            <text:p>305,605</text:p>
          </table:table-cell>
          <table:table-cell office:value-type="float" office:value="43358" table:style-name="ce106">
            <text:p>43,358</text:p>
          </table:table-cell>
          <table:table-cell office:value-type="float" office:value="11238448" table:style-name="ce106">
            <text:p>11,238,448</text:p>
          </table:table-cell>
          <table:table-cell office:value-type="float" office:value="10374" table:style-name="ce106">
            <text:p>10,374</text:p>
          </table:table-cell>
          <table:table-cell office:value-type="float" office:value="681753" table:style-name="ce106">
            <text:p>681,753</text:p>
          </table:table-cell>
          <table:table-cell office:value-type="float" office:value="16200" table:style-name="ce106">
            <text:p>16,200</text:p>
          </table:table-cell>
          <table:table-cell office:value-type="float" office:value="309598" table:style-name="ce106">
            <text:p>309,598</text:p>
          </table:table-cell>
          <table:table-cell office:value-type="float" office:value="1541" table:style-name="ce106">
            <text:p>1,541</text:p>
          </table:table-cell>
          <table:table-cell office:value-type="float" office:value="435039" table:style-name="ce106">
            <text:p>435,039</text:p>
          </table:table-cell>
          <table:table-cell office:value-type="string" table:style-name="ce101">
            <text:p>　　 11月</text:p>
          </table:table-cell>
          <table:table-cell office:value-type="string" table:style-name="ce98">
            <text:p>　　 Nov.</text:p>
          </table:table-cell>
          <table:table-cell office:value-type="float" office:value="7584" table:style-name="ce99">
            <text:p>7,584</text:p>
          </table:table-cell>
          <table:table-cell office:value-type="float" office:value="7820822" table:style-name="ce99">
            <text:p>7,820,822</text:p>
          </table:table-cell>
          <table:table-cell office:value-type="float" office:value="12527" table:style-name="ce99">
            <text:p>12,527</text:p>
          </table:table-cell>
          <table:table-cell office:value-type="float" office:value="2296841" table:style-name="ce99">
            <text:p>2,296,841</text:p>
          </table:table-cell>
          <table:table-cell office:value-type="float" office:value="0" table:style-name="ce100">
            <text:p><text:s text:c="11"/>－</text:p>
          </table:table-cell>
          <table:table-cell office:value-type="float" office:value="2694" table:style-name="ce99">
            <text:p>2,694</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2694" table:style-name="ce106">
            <text:p>2,694</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12月</text:p>
          </table:table-cell>
          <table:table-cell office:value-type="string" table:style-name="ce98">
            <text:p>　　 Dec.</text:p>
          </table:table-cell>
          <table:table-cell office:value-type="float" office:value="214435" table:style-name="ce99">
            <text:p>214,435</text:p>
          </table:table-cell>
          <table:table-cell office:value-type="float" office:value="12755313" table:style-name="ce99">
            <text:p>12,755,313</text:p>
          </table:table-cell>
          <table:table-cell office:value-type="float" office:value="47152" table:style-name="ce99">
            <text:p>47,152</text:p>
          </table:table-cell>
          <table:table-cell office:value-type="float" office:value="11923269" table:style-name="ce99">
            <text:p>11,923,269</text:p>
          </table:table-cell>
          <table:table-cell office:value-type="float" office:value="4560" table:style-name="ce99">
            <text:p>4,560</text:p>
          </table:table-cell>
          <table:table-cell office:value-type="float" office:value="319898" table:style-name="ce99">
            <text:p>319,898</text:p>
          </table:table-cell>
          <table:table-cell office:value-type="float" office:value="42592" table:style-name="ce106">
            <text:p>42,592</text:p>
          </table:table-cell>
          <table:table-cell office:value-type="float" office:value="11603371" table:style-name="ce106">
            <text:p>11,603,371</text:p>
          </table:table-cell>
          <table:table-cell office:value-type="float" office:value="11025" table:style-name="ce106">
            <text:p>11,025</text:p>
          </table:table-cell>
          <table:table-cell office:value-type="float" office:value="727422" table:style-name="ce106">
            <text:p>727,422</text:p>
          </table:table-cell>
          <table:table-cell office:value-type="float" office:value="14015" table:style-name="ce106">
            <text:p>14,015</text:p>
          </table:table-cell>
          <table:table-cell office:value-type="float" office:value="288343" table:style-name="ce106">
            <text:p>288,343</text:p>
          </table:table-cell>
          <table:table-cell office:value-type="float" office:value="1540" table:style-name="ce106">
            <text:p>1,540</text:p>
          </table:table-cell>
          <table:table-cell office:value-type="float" office:value="441934" table:style-name="ce106">
            <text:p>441,934</text:p>
          </table:table-cell>
          <table:table-cell office:value-type="string" table:style-name="ce101">
            <text:p>　　 12月</text:p>
          </table:table-cell>
          <table:table-cell office:value-type="string" table:style-name="ce98">
            <text:p>　　 Dec.</text:p>
          </table:table-cell>
          <table:table-cell office:value-type="float" office:value="7692" table:style-name="ce99">
            <text:p>7,692</text:p>
          </table:table-cell>
          <table:table-cell office:value-type="float" office:value="8091133" table:style-name="ce99">
            <text:p>8,091,133</text:p>
          </table:table-cell>
          <table:table-cell office:value-type="float" office:value="12880" table:style-name="ce99">
            <text:p>12,880</text:p>
          </table:table-cell>
          <table:table-cell office:value-type="float" office:value="2374437" table:style-name="ce99">
            <text:p>2,374,437</text:p>
          </table:table-cell>
          <table:table-cell office:value-type="float" office:value="167283" table:style-name="ce99">
            <text:p>167,283</text:p>
          </table:table-cell>
          <table:table-cell office:value-type="float" office:value="832044" table:style-name="ce99">
            <text:p>832,044</text:p>
          </table:table-cell>
          <table:table-cell office:value-type="float" office:value="14414" table:style-name="ce106">
            <text:p>14,414</text:p>
          </table:table-cell>
          <table:table-cell office:value-type="float" office:value="664899" table:style-name="ce106">
            <text:p>664,899</text:p>
          </table:table-cell>
          <table:table-cell office:value-type="float" office:value="0" table:style-name="ce112">
            <text:p><text:s text:c="11"/>－</text:p>
          </table:table-cell>
          <table:table-cell office:value-type="float" office:value="2534" table:style-name="ce106">
            <text:p>2,534</text:p>
          </table:table-cell>
          <table:table-cell office:value-type="float" office:value="152869" table:style-name="ce106">
            <text:p>152,869</text:p>
          </table:table-cell>
          <table:table-cell office:value-type="float" office:value="164612" table:style-name="ce106">
            <text:p>164,612</text:p>
          </table:table-cell>
          <table:table-cell table:number-columns-repeated="16354" table:style-name="ce5"/>
        </table:table-row>
        <table:table-row table:style-name="ro5">
          <table:table-cell office:value-type="string" table:style-name="ce101">
            <text:p>111年</text:p>
          </table:table-cell>
          <table:table-cell office:value-type="float" office:value="2022" table:style-name="ce98">
            <text:p>2022</text:p>
          </table:table-cell>
          <table:table-cell office:value-type="float" office:value="2166962" table:style-name="ce99">
            <text:p>2,166,962</text:p>
          </table:table-cell>
          <table:table-cell office:value-type="float" office:value="115292073" table:style-name="ce99">
            <text:p>115,292,073</text:p>
          </table:table-cell>
          <table:table-cell office:value-type="float" office:value="1437745" table:style-name="ce99">
            <text:p>1,437,745</text:p>
          </table:table-cell>
          <table:table-cell office:value-type="float" office:value="114470305" table:style-name="ce99">
            <text:p>114,470,305</text:p>
          </table:table-cell>
          <table:table-cell office:value-type="float" office:value="15856" table:style-name="ce99">
            <text:p>15,856</text:p>
          </table:table-cell>
          <table:table-cell office:value-type="float" office:value="1060513" table:style-name="ce99">
            <text:p>1,060,513</text:p>
          </table:table-cell>
          <table:table-cell office:value-type="float" office:value="1421889" table:style-name="ce106">
            <text:p>1,421,889</text:p>
          </table:table-cell>
          <table:table-cell office:value-type="float" office:value="113409792" table:style-name="ce106">
            <text:p>113,409,792</text:p>
          </table:table-cell>
          <table:table-cell office:value-type="float" office:value="89513" table:style-name="ce106">
            <text:p>89,513</text:p>
          </table:table-cell>
          <table:table-cell office:value-type="float" office:value="5970036" table:style-name="ce106">
            <text:p>5,970,036</text:p>
          </table:table-cell>
          <table:table-cell office:value-type="float" office:value="1126785" table:style-name="ce106">
            <text:p>1,126,785</text:p>
          </table:table-cell>
          <table:table-cell office:value-type="float" office:value="4263256" table:style-name="ce106">
            <text:p>4,263,256</text:p>
          </table:table-cell>
          <table:table-cell office:value-type="float" office:value="15214" table:style-name="ce106">
            <text:p>15,214</text:p>
          </table:table-cell>
          <table:table-cell office:value-type="float" office:value="3728776" table:style-name="ce106">
            <text:p>3,728,776</text:p>
          </table:table-cell>
          <table:table-cell office:value-type="string" table:style-name="ce101">
            <text:p>111年</text:p>
          </table:table-cell>
          <table:table-cell office:value-type="float" office:value="2022" table:style-name="ce98">
            <text:p>2022</text:p>
          </table:table-cell>
          <table:table-cell office:value-type="float" office:value="70475" table:style-name="ce99">
            <text:p>70,475</text:p>
          </table:table-cell>
          <table:table-cell office:value-type="float" office:value="76596646" table:style-name="ce99">
            <text:p>76,596,646</text:p>
          </table:table-cell>
          <table:table-cell office:value-type="float" office:value="135758" table:style-name="ce99">
            <text:p>135,758</text:p>
          </table:table-cell>
          <table:table-cell office:value-type="float" office:value="23911591" table:style-name="ce99">
            <text:p>23,911,591</text:p>
          </table:table-cell>
          <table:table-cell office:value-type="float" office:value="729217" table:style-name="ce99">
            <text:p>729,217</text:p>
          </table:table-cell>
          <table:table-cell office:value-type="float" office:value="821768" table:style-name="ce99">
            <text:p>821,768</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729217" table:style-name="ce106">
            <text:p>729,217</text:p>
          </table:table-cell>
          <table:table-cell office:value-type="float" office:value="821768" table:style-name="ce106">
            <text:p>821,768</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1月</text:p>
          </table:table-cell>
          <table:table-cell office:value-type="string" table:style-name="ce98">
            <text:p>　　 Jan.</text:p>
          </table:table-cell>
          <table:table-cell office:value-type="float" office:value="375274" table:style-name="ce99">
            <text:p>375,274</text:p>
          </table:table-cell>
          <table:table-cell office:value-type="float" office:value="13379300" table:style-name="ce99">
            <text:p>13,379,300</text:p>
          </table:table-cell>
          <table:table-cell office:value-type="float" office:value="47078" table:style-name="ce99">
            <text:p>47,078</text:p>
          </table:table-cell>
          <table:table-cell office:value-type="float" office:value="13005025" table:style-name="ce99">
            <text:p>13,005,025</text:p>
          </table:table-cell>
          <table:table-cell office:value-type="float" office:value="4492" table:style-name="ce99">
            <text:p>4,492</text:p>
          </table:table-cell>
          <table:table-cell office:value-type="float" office:value="297949" table:style-name="ce99">
            <text:p>297,949</text:p>
          </table:table-cell>
          <table:table-cell office:value-type="float" office:value="42586" table:style-name="ce106">
            <text:p>42,586</text:p>
          </table:table-cell>
          <table:table-cell office:value-type="float" office:value="12707076" table:style-name="ce106">
            <text:p>12,707,076</text:p>
          </table:table-cell>
          <table:table-cell office:value-type="float" office:value="10133" table:style-name="ce106">
            <text:p>10,133</text:p>
          </table:table-cell>
          <table:table-cell office:value-type="float" office:value="672222" table:style-name="ce106">
            <text:p>672,222</text:p>
          </table:table-cell>
          <table:table-cell office:value-type="float" office:value="14175" table:style-name="ce106">
            <text:p>14,175</text:p>
          </table:table-cell>
          <table:table-cell office:value-type="float" office:value="287788" table:style-name="ce106">
            <text:p>287,788</text:p>
          </table:table-cell>
          <table:table-cell office:value-type="float" office:value="1439" table:style-name="ce106">
            <text:p>1,439</text:p>
          </table:table-cell>
          <table:table-cell office:value-type="float" office:value="401095" table:style-name="ce106">
            <text:p>401,095</text:p>
          </table:table-cell>
          <table:table-cell office:value-type="string" table:style-name="ce101">
            <text:p>　　 <text:s/>1月</text:p>
          </table:table-cell>
          <table:table-cell office:value-type="string" table:style-name="ce98">
            <text:p>　　 Jan.</text:p>
          </table:table-cell>
          <table:table-cell office:value-type="float" office:value="8094" table:style-name="ce99">
            <text:p>8,094</text:p>
          </table:table-cell>
          <table:table-cell office:value-type="float" office:value="9279810" table:style-name="ce99">
            <text:p>9,279,810</text:p>
          </table:table-cell>
          <table:table-cell office:value-type="float" office:value="13237" table:style-name="ce99">
            <text:p>13,237</text:p>
          </table:table-cell>
          <table:table-cell office:value-type="float" office:value="2364110" table:style-name="ce99">
            <text:p>2,364,110</text:p>
          </table:table-cell>
          <table:table-cell office:value-type="float" office:value="328196" table:style-name="ce99">
            <text:p>328,196</text:p>
          </table:table-cell>
          <table:table-cell office:value-type="float" office:value="374275" table:style-name="ce99">
            <text:p>374,275</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328196" table:style-name="ce106">
            <text:p>328,196</text:p>
          </table:table-cell>
          <table:table-cell office:value-type="float" office:value="374275" table:style-name="ce106">
            <text:p>374,275</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2月</text:p>
          </table:table-cell>
          <table:table-cell office:value-type="string" table:style-name="ce98">
            <text:p>　　 Feb.</text:p>
          </table:table-cell>
          <table:table-cell office:value-type="float" office:value="33331" table:style-name="ce99">
            <text:p>33,331</text:p>
          </table:table-cell>
          <table:table-cell office:value-type="float" office:value="7851155" table:style-name="ce99">
            <text:p>7,851,155</text:p>
          </table:table-cell>
          <table:table-cell office:value-type="float" office:value="33331" table:style-name="ce99">
            <text:p>33,331</text:p>
          </table:table-cell>
          <table:table-cell office:value-type="float" office:value="7848730" table:style-name="ce99">
            <text:p>7,848,730</text:p>
          </table:table-cell>
          <table:table-cell office:value-type="float" office:value="3067" table:style-name="ce99">
            <text:p>3,067</text:p>
          </table:table-cell>
          <table:table-cell office:value-type="float" office:value="200035" table:style-name="ce99">
            <text:p>200,035</text:p>
          </table:table-cell>
          <table:table-cell office:value-type="float" office:value="30264" table:style-name="ce106">
            <text:p>30,264</text:p>
          </table:table-cell>
          <table:table-cell office:value-type="float" office:value="7648695" table:style-name="ce106">
            <text:p>7,648,695</text:p>
          </table:table-cell>
          <table:table-cell office:value-type="float" office:value="7637" table:style-name="ce106">
            <text:p>7,637</text:p>
          </table:table-cell>
          <table:table-cell office:value-type="float" office:value="501203" table:style-name="ce106">
            <text:p>501,203</text:p>
          </table:table-cell>
          <table:table-cell office:value-type="float" office:value="9325" table:style-name="ce106">
            <text:p>9,325</text:p>
          </table:table-cell>
          <table:table-cell office:value-type="float" office:value="198120" table:style-name="ce106">
            <text:p>198,120</text:p>
          </table:table-cell>
          <table:table-cell office:value-type="float" office:value="973" table:style-name="ce106">
            <text:p>973</text:p>
          </table:table-cell>
          <table:table-cell office:value-type="float" office:value="276868" table:style-name="ce106">
            <text:p>276,868</text:p>
          </table:table-cell>
          <table:table-cell office:value-type="string" table:style-name="ce101">
            <text:p>　　 <text:s/>2月</text:p>
          </table:table-cell>
          <table:table-cell office:value-type="string" table:style-name="ce98">
            <text:p>　　 Feb.</text:p>
          </table:table-cell>
          <table:table-cell office:value-type="float" office:value="4609" table:style-name="ce99">
            <text:p>4,609</text:p>
          </table:table-cell>
          <table:table-cell office:value-type="float" office:value="5065768" table:style-name="ce99">
            <text:p>5,065,768</text:p>
          </table:table-cell>
          <table:table-cell office:value-type="float" office:value="10787" table:style-name="ce99">
            <text:p>10,787</text:p>
          </table:table-cell>
          <table:table-cell office:value-type="float" office:value="1806772" table:style-name="ce99">
            <text:p>1,806,772</text:p>
          </table:table-cell>
          <table:table-cell office:value-type="float" office:value="0" table:style-name="ce100">
            <text:p><text:s text:c="11"/>－</text:p>
          </table:table-cell>
          <table:table-cell office:value-type="float" office:value="2424" table:style-name="ce99">
            <text:p>2,424</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2424" table:style-name="ce106">
            <text:p>2,424</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3月</text:p>
          </table:table-cell>
          <table:table-cell office:value-type="string" table:style-name="ce98">
            <text:p>　　 Mar.</text:p>
          </table:table-cell>
          <table:table-cell office:value-type="float" office:value="49468" table:style-name="ce99">
            <text:p>49,468</text:p>
          </table:table-cell>
          <table:table-cell office:value-type="float" office:value="13748507" table:style-name="ce99">
            <text:p>13,748,507</text:p>
          </table:table-cell>
          <table:table-cell office:value-type="float" office:value="49468" table:style-name="ce99">
            <text:p>49,468</text:p>
          </table:table-cell>
          <table:table-cell office:value-type="float" office:value="13744854" table:style-name="ce99">
            <text:p>13,744,854</text:p>
          </table:table-cell>
          <table:table-cell office:value-type="float" office:value="4346" table:style-name="ce99">
            <text:p>4,346</text:p>
          </table:table-cell>
          <table:table-cell office:value-type="float" office:value="302780" table:style-name="ce99">
            <text:p>302,780</text:p>
          </table:table-cell>
          <table:table-cell office:value-type="float" office:value="45122" table:style-name="ce106">
            <text:p>45,122</text:p>
          </table:table-cell>
          <table:table-cell office:value-type="float" office:value="13442074" table:style-name="ce106">
            <text:p>13,442,074</text:p>
          </table:table-cell>
          <table:table-cell office:value-type="float" office:value="10361" table:style-name="ce106">
            <text:p>10,361</text:p>
          </table:table-cell>
          <table:table-cell office:value-type="float" office:value="679478" table:style-name="ce106">
            <text:p>679,478</text:p>
          </table:table-cell>
          <table:table-cell office:value-type="float" office:value="13703" table:style-name="ce106">
            <text:p>13,703</text:p>
          </table:table-cell>
          <table:table-cell office:value-type="float" office:value="289518" table:style-name="ce106">
            <text:p>289,518</text:p>
          </table:table-cell>
          <table:table-cell office:value-type="float" office:value="1651" table:style-name="ce106">
            <text:p>1,651</text:p>
          </table:table-cell>
          <table:table-cell office:value-type="float" office:value="448237" table:style-name="ce106">
            <text:p>448,237</text:p>
          </table:table-cell>
          <table:table-cell office:value-type="string" table:style-name="ce101">
            <text:p>　　 <text:s/>3月</text:p>
          </table:table-cell>
          <table:table-cell office:value-type="string" table:style-name="ce98">
            <text:p>　　 Mar.</text:p>
          </table:table-cell>
          <table:table-cell office:value-type="float" office:value="8190" table:style-name="ce99">
            <text:p>8,190</text:p>
          </table:table-cell>
          <table:table-cell office:value-type="float" office:value="9543647" table:style-name="ce99">
            <text:p>9,543,647</text:p>
          </table:table-cell>
          <table:table-cell office:value-type="float" office:value="15563" table:style-name="ce99">
            <text:p>15,563</text:p>
          </table:table-cell>
          <table:table-cell office:value-type="float" office:value="2783974" table:style-name="ce99">
            <text:p>2,783,974</text:p>
          </table:table-cell>
          <table:table-cell office:value-type="float" office:value="0" table:style-name="ce100">
            <text:p><text:s text:c="11"/>－</text:p>
          </table:table-cell>
          <table:table-cell office:value-type="float" office:value="3654" table:style-name="ce99">
            <text:p>3,654</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3654" table:style-name="ce106">
            <text:p>3,654</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4月</text:p>
          </table:table-cell>
          <table:table-cell office:value-type="string" table:style-name="ce98">
            <text:p>　　 Apr.</text:p>
          </table:table-cell>
          <table:table-cell office:value-type="float" office:value="441879" table:style-name="ce99">
            <text:p>441,879</text:p>
          </table:table-cell>
          <table:table-cell office:value-type="float" office:value="11543354" table:style-name="ce99">
            <text:p>11,543,354</text:p>
          </table:table-cell>
          <table:table-cell office:value-type="float" office:value="40858" table:style-name="ce99">
            <text:p>40,858</text:p>
          </table:table-cell>
          <table:table-cell office:value-type="float" office:value="11101939" table:style-name="ce99">
            <text:p>11,101,939</text:p>
          </table:table-cell>
          <table:table-cell office:value-type="float" office:value="3951" table:style-name="ce99">
            <text:p>3,951</text:p>
          </table:table-cell>
          <table:table-cell office:value-type="float" office:value="259749" table:style-name="ce99">
            <text:p>259,749</text:p>
          </table:table-cell>
          <table:table-cell office:value-type="float" office:value="36907" table:style-name="ce106">
            <text:p>36,907</text:p>
          </table:table-cell>
          <table:table-cell office:value-type="float" office:value="10842190" table:style-name="ce106">
            <text:p>10,842,190</text:p>
          </table:table-cell>
          <table:table-cell office:value-type="float" office:value="8296" table:style-name="ce106">
            <text:p>8,296</text:p>
          </table:table-cell>
          <table:table-cell office:value-type="float" office:value="547865" table:style-name="ce106">
            <text:p>547,865</text:p>
          </table:table-cell>
          <table:table-cell office:value-type="float" office:value="12611" table:style-name="ce106">
            <text:p>12,611</text:p>
          </table:table-cell>
          <table:table-cell office:value-type="float" office:value="254149" table:style-name="ce106">
            <text:p>254,149</text:p>
          </table:table-cell>
          <table:table-cell office:value-type="float" office:value="1346" table:style-name="ce106">
            <text:p>1,346</text:p>
          </table:table-cell>
          <table:table-cell office:value-type="float" office:value="371929" table:style-name="ce106">
            <text:p>371,929</text:p>
          </table:table-cell>
          <table:table-cell office:value-type="string" table:style-name="ce101">
            <text:p>　　 <text:s/>4月</text:p>
          </table:table-cell>
          <table:table-cell office:value-type="string" table:style-name="ce98">
            <text:p>　　 Apr.</text:p>
          </table:table-cell>
          <table:table-cell office:value-type="float" office:value="6683" table:style-name="ce99">
            <text:p>6,683</text:p>
          </table:table-cell>
          <table:table-cell office:value-type="float" office:value="7736087" table:style-name="ce99">
            <text:p>7,736,087</text:p>
          </table:table-cell>
          <table:table-cell office:value-type="float" office:value="11922" table:style-name="ce99">
            <text:p>11,922</text:p>
          </table:table-cell>
          <table:table-cell office:value-type="float" office:value="2191909" table:style-name="ce99">
            <text:p>2,191,909</text:p>
          </table:table-cell>
          <table:table-cell office:value-type="float" office:value="401021" table:style-name="ce99">
            <text:p>401,021</text:p>
          </table:table-cell>
          <table:table-cell office:value-type="float" office:value="441415" table:style-name="ce99">
            <text:p>441,415</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401021" table:style-name="ce106">
            <text:p>401,021</text:p>
          </table:table-cell>
          <table:table-cell office:value-type="float" office:value="441415" table:style-name="ce106">
            <text:p>441,415</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5月</text:p>
          </table:table-cell>
          <table:table-cell office:value-type="string" table:style-name="ce98">
            <text:p>　　 May</text:p>
          </table:table-cell>
          <table:table-cell office:value-type="float" office:value="39316" table:style-name="ce99">
            <text:p>39,316</text:p>
          </table:table-cell>
          <table:table-cell office:value-type="float" office:value="10620395" table:style-name="ce99">
            <text:p>10,620,395</text:p>
          </table:table-cell>
          <table:table-cell office:value-type="float" office:value="39316" table:style-name="ce99">
            <text:p>39,316</text:p>
          </table:table-cell>
          <table:table-cell office:value-type="float" office:value="10620395" table:style-name="ce99">
            <text:p>10,620,395</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39316" table:style-name="ce106">
            <text:p>39,316</text:p>
          </table:table-cell>
          <table:table-cell office:value-type="float" office:value="10620395" table:style-name="ce106">
            <text:p>10,620,395</text:p>
          </table:table-cell>
          <table:table-cell office:value-type="float" office:value="7847" table:style-name="ce106">
            <text:p>7,847</text:p>
          </table:table-cell>
          <table:table-cell office:value-type="float" office:value="525983" table:style-name="ce106">
            <text:p>525,983</text:p>
          </table:table-cell>
          <table:table-cell office:value-type="float" office:value="10657" table:style-name="ce106">
            <text:p>10,657</text:p>
          </table:table-cell>
          <table:table-cell office:value-type="float" office:value="83312" table:style-name="ce106">
            <text:p>83,312</text:p>
          </table:table-cell>
          <table:table-cell office:value-type="float" office:value="1545" table:style-name="ce106">
            <text:p>1,545</text:p>
          </table:table-cell>
          <table:table-cell office:value-type="float" office:value="382143" table:style-name="ce106">
            <text:p>382,143</text:p>
          </table:table-cell>
          <table:table-cell office:value-type="string" table:style-name="ce101">
            <text:p>　　 <text:s/>5月</text:p>
          </table:table-cell>
          <table:table-cell office:value-type="string" table:style-name="ce98">
            <text:p>　　 May</text:p>
          </table:table-cell>
          <table:table-cell office:value-type="float" office:value="6855" table:style-name="ce99">
            <text:p>6,855</text:p>
          </table:table-cell>
          <table:table-cell office:value-type="float" office:value="7400226" table:style-name="ce99">
            <text:p>7,400,226</text:p>
          </table:table-cell>
          <table:table-cell office:value-type="float" office:value="12412" table:style-name="ce99">
            <text:p>12,412</text:p>
          </table:table-cell>
          <table:table-cell office:value-type="float" office:value="2228732" table:style-name="ce99">
            <text:p>2,228,732</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6月</text:p>
          </table:table-cell>
          <table:table-cell office:value-type="string" table:style-name="ce98">
            <text:p>　　 June</text:p>
          </table:table-cell>
          <table:table-cell office:value-type="float" office:value="72695" table:style-name="ce99">
            <text:p>72,695</text:p>
          </table:table-cell>
          <table:table-cell office:value-type="float" office:value="9964885" table:style-name="ce99">
            <text:p>9,964,885</text:p>
          </table:table-cell>
          <table:table-cell office:value-type="float" office:value="72695" table:style-name="ce99">
            <text:p>72,695</text:p>
          </table:table-cell>
          <table:table-cell office:value-type="float" office:value="9964885" table:style-name="ce99">
            <text:p>9,964,885</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72695" table:style-name="ce106">
            <text:p>72,695</text:p>
          </table:table-cell>
          <table:table-cell office:value-type="float" office:value="9964885" table:style-name="ce106">
            <text:p>9,964,885</text:p>
          </table:table-cell>
          <table:table-cell office:value-type="float" office:value="8016" table:style-name="ce106">
            <text:p>8,016</text:p>
          </table:table-cell>
          <table:table-cell office:value-type="float" office:value="543023" table:style-name="ce106">
            <text:p>543,023</text:p>
          </table:table-cell>
          <table:table-cell office:value-type="float" office:value="42200" table:style-name="ce106">
            <text:p>42,200</text:p>
          </table:table-cell>
          <table:table-cell office:value-type="float" office:value="167376" table:style-name="ce106">
            <text:p>167,376</text:p>
          </table:table-cell>
          <table:table-cell office:value-type="float" office:value="1527" table:style-name="ce106">
            <text:p>1,527</text:p>
          </table:table-cell>
          <table:table-cell office:value-type="float" office:value="351944" table:style-name="ce106">
            <text:p>351,944</text:p>
          </table:table-cell>
          <table:table-cell office:value-type="string" table:style-name="ce101">
            <text:p>　　 <text:s/>6月</text:p>
          </table:table-cell>
          <table:table-cell office:value-type="string" table:style-name="ce98">
            <text:p>　　 June</text:p>
          </table:table-cell>
          <table:table-cell office:value-type="float" office:value="5730" table:style-name="ce99">
            <text:p>5,730</text:p>
          </table:table-cell>
          <table:table-cell office:value-type="float" office:value="6371097" table:style-name="ce99">
            <text:p>6,371,097</text:p>
          </table:table-cell>
          <table:table-cell office:value-type="float" office:value="15222" table:style-name="ce99">
            <text:p>15,222</text:p>
          </table:table-cell>
          <table:table-cell office:value-type="float" office:value="2531445" table:style-name="ce99">
            <text:p>2,531,445</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7月</text:p>
          </table:table-cell>
          <table:table-cell office:value-type="string" table:style-name="ce98">
            <text:p>　　 July</text:p>
          </table:table-cell>
          <table:table-cell office:value-type="float" office:value="128615" table:style-name="ce99">
            <text:p>128,615</text:p>
          </table:table-cell>
          <table:table-cell office:value-type="float" office:value="12701453" table:style-name="ce99">
            <text:p>12,701,453</text:p>
          </table:table-cell>
          <table:table-cell office:value-type="float" office:value="128615" table:style-name="ce99">
            <text:p>128,615</text:p>
          </table:table-cell>
          <table:table-cell office:value-type="float" office:value="12701453" table:style-name="ce99">
            <text:p>12,701,453</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128615" table:style-name="ce106">
            <text:p>128,615</text:p>
          </table:table-cell>
          <table:table-cell office:value-type="float" office:value="12701453" table:style-name="ce106">
            <text:p>12,701,453</text:p>
          </table:table-cell>
          <table:table-cell office:value-type="float" office:value="8208" table:style-name="ce106">
            <text:p>8,208</text:p>
          </table:table-cell>
          <table:table-cell office:value-type="float" office:value="551057" table:style-name="ce106">
            <text:p>551,057</text:p>
          </table:table-cell>
          <table:table-cell office:value-type="float" office:value="95985" table:style-name="ce106">
            <text:p>95,985</text:p>
          </table:table-cell>
          <table:table-cell office:value-type="float" office:value="295543" table:style-name="ce106">
            <text:p>295,543</text:p>
          </table:table-cell>
          <table:table-cell office:value-type="float" office:value="1291" table:style-name="ce106">
            <text:p>1,291</text:p>
          </table:table-cell>
          <table:table-cell office:value-type="float" office:value="303767" table:style-name="ce106">
            <text:p>303,767</text:p>
          </table:table-cell>
          <table:table-cell office:value-type="string" table:style-name="ce101">
            <text:p>　　 <text:s/>7月</text:p>
          </table:table-cell>
          <table:table-cell office:value-type="string" table:style-name="ce98">
            <text:p>　　 July</text:p>
          </table:table-cell>
          <table:table-cell office:value-type="float" office:value="8206" table:style-name="ce99">
            <text:p>8,206</text:p>
          </table:table-cell>
          <table:table-cell office:value-type="float" office:value="9044889" table:style-name="ce99">
            <text:p>9,044,889</text:p>
          </table:table-cell>
          <table:table-cell office:value-type="float" office:value="14925" table:style-name="ce99">
            <text:p>14,925</text:p>
          </table:table-cell>
          <table:table-cell office:value-type="float" office:value="2506197" table:style-name="ce99">
            <text:p>2,506,197</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8月</text:p>
          </table:table-cell>
          <table:table-cell office:value-type="string" table:style-name="ce98">
            <text:p>　　 Aug.</text:p>
          </table:table-cell>
          <table:table-cell office:value-type="float" office:value="372882" table:style-name="ce99">
            <text:p>372,882</text:p>
          </table:table-cell>
          <table:table-cell office:value-type="float" office:value="12934008" table:style-name="ce99">
            <text:p>12,934,008</text:p>
          </table:table-cell>
          <table:table-cell office:value-type="float" office:value="372882" table:style-name="ce99">
            <text:p>372,882</text:p>
          </table:table-cell>
          <table:table-cell office:value-type="float" office:value="12934008" table:style-name="ce99">
            <text:p>12,934,008</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372882" table:style-name="ce106">
            <text:p>372,882</text:p>
          </table:table-cell>
          <table:table-cell office:value-type="float" office:value="12934008" table:style-name="ce106">
            <text:p>12,934,008</text:p>
          </table:table-cell>
          <table:table-cell office:value-type="float" office:value="10472" table:style-name="ce106">
            <text:p>10,472</text:p>
          </table:table-cell>
          <table:table-cell office:value-type="float" office:value="697540" table:style-name="ce106">
            <text:p>697,540</text:p>
          </table:table-cell>
          <table:table-cell office:value-type="float" office:value="337067" table:style-name="ce106">
            <text:p>337,067</text:p>
          </table:table-cell>
          <table:table-cell office:value-type="float" office:value="985512" table:style-name="ce106">
            <text:p>985,512</text:p>
          </table:table-cell>
          <table:table-cell office:value-type="float" office:value="2003" table:style-name="ce106">
            <text:p>2,003</text:p>
          </table:table-cell>
          <table:table-cell office:value-type="float" office:value="425741" table:style-name="ce106">
            <text:p>425,741</text:p>
          </table:table-cell>
          <table:table-cell office:value-type="string" table:style-name="ce101">
            <text:p>　　 <text:s/>8月</text:p>
          </table:table-cell>
          <table:table-cell office:value-type="string" table:style-name="ce98">
            <text:p>　　 Aug.</text:p>
          </table:table-cell>
          <table:table-cell office:value-type="float" office:value="7873" table:style-name="ce99">
            <text:p>7,873</text:p>
          </table:table-cell>
          <table:table-cell office:value-type="float" office:value="8035217" table:style-name="ce99">
            <text:p>8,035,217</text:p>
          </table:table-cell>
          <table:table-cell office:value-type="float" office:value="15467" table:style-name="ce99">
            <text:p>15,467</text:p>
          </table:table-cell>
          <table:table-cell office:value-type="float" office:value="2789998" table:style-name="ce99">
            <text:p>2,789,998</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text:s/>9月</text:p>
          </table:table-cell>
          <table:table-cell office:value-type="string" table:style-name="ce98">
            <text:p>　　 Sept.</text:p>
          </table:table-cell>
          <table:table-cell office:value-type="float" office:value="377675" table:style-name="ce99">
            <text:p>377,675</text:p>
          </table:table-cell>
          <table:table-cell office:value-type="float" office:value="11417778" table:style-name="ce99">
            <text:p>11,417,778</text:p>
          </table:table-cell>
          <table:table-cell office:value-type="float" office:value="377675" table:style-name="ce99">
            <text:p>377,675</text:p>
          </table:table-cell>
          <table:table-cell office:value-type="float" office:value="11417778" table:style-name="ce99">
            <text:p>11,417,778</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377675" table:style-name="ce106">
            <text:p>377,675</text:p>
          </table:table-cell>
          <table:table-cell office:value-type="float" office:value="11417778" table:style-name="ce106">
            <text:p>11,417,778</text:p>
          </table:table-cell>
          <table:table-cell office:value-type="float" office:value="9254" table:style-name="ce106">
            <text:p>9,254</text:p>
          </table:table-cell>
          <table:table-cell office:value-type="float" office:value="623864" table:style-name="ce106">
            <text:p>623,864</text:p>
          </table:table-cell>
          <table:table-cell office:value-type="float" office:value="346625" table:style-name="ce106">
            <text:p>346,625</text:p>
          </table:table-cell>
          <table:table-cell office:value-type="float" office:value="998424" table:style-name="ce106">
            <text:p>998,424</text:p>
          </table:table-cell>
          <table:table-cell office:value-type="float" office:value="1675" table:style-name="ce106">
            <text:p>1,675</text:p>
          </table:table-cell>
          <table:table-cell office:value-type="float" office:value="386276" table:style-name="ce106">
            <text:p>386,276</text:p>
          </table:table-cell>
          <table:table-cell office:value-type="string" table:style-name="ce101">
            <text:p>　　 <text:s/>9月</text:p>
          </table:table-cell>
          <table:table-cell office:value-type="string" table:style-name="ce98">
            <text:p>　　 Sept.</text:p>
          </table:table-cell>
          <table:table-cell office:value-type="float" office:value="7175" table:style-name="ce99">
            <text:p>7,175</text:p>
          </table:table-cell>
          <table:table-cell office:value-type="float" office:value="7074083" table:style-name="ce99">
            <text:p>7,074,083</text:p>
          </table:table-cell>
          <table:table-cell office:value-type="float" office:value="12946" table:style-name="ce99">
            <text:p>12,946</text:p>
          </table:table-cell>
          <table:table-cell office:value-type="float" office:value="2335131" table:style-name="ce99">
            <text:p>2,335,131</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5">
          <table:table-cell office:value-type="string" table:style-name="ce101">
            <text:p>　　 10月</text:p>
          </table:table-cell>
          <table:table-cell office:value-type="string" table:style-name="ce98">
            <text:p>　　 Oct.</text:p>
          </table:table-cell>
          <table:table-cell office:value-type="float" office:value="275827" table:style-name="ce99">
            <text:p>275,827</text:p>
          </table:table-cell>
          <table:table-cell office:value-type="float" office:value="11131238" table:style-name="ce99">
            <text:p>11,131,238</text:p>
          </table:table-cell>
          <table:table-cell office:value-type="float" office:value="275827" table:style-name="ce99">
            <text:p>275,827</text:p>
          </table:table-cell>
          <table:table-cell office:value-type="float" office:value="11131238" table:style-name="ce99">
            <text:p>11,131,238</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275827" table:style-name="ce106">
            <text:p>275,827</text:p>
          </table:table-cell>
          <table:table-cell office:value-type="float" office:value="11131238" table:style-name="ce106">
            <text:p>11,131,238</text:p>
          </table:table-cell>
          <table:table-cell office:value-type="float" office:value="9289" table:style-name="ce106">
            <text:p>9,289</text:p>
          </table:table-cell>
          <table:table-cell office:value-type="float" office:value="627803" table:style-name="ce106">
            <text:p>627,803</text:p>
          </table:table-cell>
          <table:table-cell office:value-type="float" office:value="244437" table:style-name="ce106">
            <text:p>244,437</text:p>
          </table:table-cell>
          <table:table-cell office:value-type="float" office:value="703513" table:style-name="ce106">
            <text:p>703,513</text:p>
          </table:table-cell>
          <table:table-cell office:value-type="float" office:value="1764" table:style-name="ce106">
            <text:p>1,764</text:p>
          </table:table-cell>
          <table:table-cell office:value-type="float" office:value="380776" table:style-name="ce106">
            <text:p>380,776</text:p>
          </table:table-cell>
          <table:table-cell office:value-type="string" table:style-name="ce101">
            <text:p>　　 10月</text:p>
          </table:table-cell>
          <table:table-cell office:value-type="string" table:style-name="ce98">
            <text:p>　　 Oct.</text:p>
          </table:table-cell>
          <table:table-cell office:value-type="float" office:value="7060" table:style-name="ce99">
            <text:p>7,060</text:p>
          </table:table-cell>
          <table:table-cell office:value-type="float" office:value="7045823" table:style-name="ce99">
            <text:p>7,045,823</text:p>
          </table:table-cell>
          <table:table-cell office:value-type="float" office:value="13277" table:style-name="ce99">
            <text:p>13,277</text:p>
          </table:table-cell>
          <table:table-cell office:value-type="float" office:value="2373322" table:style-name="ce99">
            <text:p>2,373,322</text:p>
          </table:table-cell>
          <table:table-cell office:value-type="float" office:value="0" table:style-name="ce100">
            <text:p><text:s text:c="11"/>－</text:p>
          </table:table-cell>
          <table:table-cell office:value-type="float" office:value="0" table:style-name="ce100">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office:value-type="float" office:value="0" table:style-name="ce112">
            <text:p><text:s text:c="11"/>－</text:p>
          </table:table-cell>
          <table:table-cell table:number-columns-repeated="16354" table:style-name="ce5"/>
        </table:table-row>
        <table:table-row table:style-name="ro6">
          <table:table-cell office:value-type="string" table:number-columns-spanned="2" table:number-rows-spanned="1" table:style-name="ce37">
            <text:p>本月與上月比較(％)</text:p>
            <text:p>Change from last period</text:p>
          </table:table-cell>
          <table:covered-table-cell/>
          <table:table-cell office:value-type="float" office:value="-26.97" table:style-name="ce89">
            <text:p>-26.97</text:p>
          </table:table-cell>
          <table:table-cell office:value-type="float" office:value="-2.5099999999999998" table:style-name="ce90">
            <text:p>-2.51</text:p>
          </table:table-cell>
          <table:table-cell office:value-type="float" office:value="-26.97" table:style-name="ce90">
            <text:p>-26.97</text:p>
          </table:table-cell>
          <table:table-cell office:value-type="float" office:value="-2.5099999999999998" table:style-name="ce90">
            <text:p>-2.51</text:p>
          </table:table-cell>
          <table:table-cell office:value-type="string" table:style-name="ce91">
            <text:p><text:s text:c="7"/>--</text:p>
          </table:table-cell>
          <table:table-cell office:value-type="string" table:style-name="ce92">
            <text:p><text:s text:c="7"/>--</text:p>
          </table:table-cell>
          <table:table-cell office:value-type="float" office:value="-26.97" table:style-name="ce103">
            <text:p>-26.97</text:p>
          </table:table-cell>
          <table:table-cell office:value-type="float" office:value="-2.5099999999999998" table:style-name="ce103">
            <text:p>-2.51</text:p>
          </table:table-cell>
          <table:table-cell office:value-type="float" office:value="0.38" table:style-name="ce103">
            <text:p>0.38</text:p>
          </table:table-cell>
          <table:table-cell office:value-type="float" office:value="0.63" table:style-name="ce103">
            <text:p>0.63</text:p>
          </table:table-cell>
          <table:table-cell office:value-type="float" office:value="-29.48" table:style-name="ce103">
            <text:p>-29.48</text:p>
          </table:table-cell>
          <table:table-cell office:value-type="float" office:value="-29.54" table:style-name="ce103">
            <text:p>-29.54</text:p>
          </table:table-cell>
          <table:table-cell office:value-type="float" office:value="5.31" table:style-name="ce103">
            <text:p>5.31</text:p>
          </table:table-cell>
          <table:table-cell office:value-type="float" office:value="-1.42" table:style-name="ce103">
            <text:p>-1.42</text:p>
          </table:table-cell>
          <table:table-cell office:value-type="string" table:number-columns-spanned="2" table:number-rows-spanned="1" table:style-name="ce37">
            <text:p>本月與上月比較(％)</text:p>
            <text:p>Change from last period</text:p>
          </table:table-cell>
          <table:covered-table-cell/>
          <table:table-cell office:value-type="float" office:value="-1.6" table:style-name="ce89">
            <text:p>-1.60</text:p>
          </table:table-cell>
          <table:table-cell office:value-type="float" office:value="-0.4" table:style-name="ce90">
            <text:p>-0.40</text:p>
          </table:table-cell>
          <table:table-cell office:value-type="float" office:value="2.56" table:style-name="ce90">
            <text:p>2.56</text:p>
          </table:table-cell>
          <table:table-cell office:value-type="float" office:value="1.64" table:style-name="ce90">
            <text:p>1.64</text:p>
          </table:table-cell>
          <table:table-cell office:value-type="string" table:style-name="ce91">
            <text:p><text:s text:c="7"/>--</text:p>
          </table:table-cell>
          <table:table-cell office:value-type="string" table:style-name="ce92">
            <text:p><text:s text:c="7"/>--</text:p>
          </table:table-cell>
          <table:table-cell office:value-type="string" table:style-name="ce108">
            <text:p><text:s text:c="7"/>--</text:p>
          </table:table-cell>
          <table:table-cell office:value-type="string" table:style-name="ce109">
            <text:p><text:s text:c="7"/>--</text:p>
          </table:table-cell>
          <table:table-cell office:value-type="string" table:style-name="ce109">
            <text:p><text:s text:c="7"/>--</text:p>
          </table:table-cell>
          <table:table-cell office:value-type="string" table:style-name="ce109">
            <text:p><text:s text:c="7"/>--</text:p>
          </table:table-cell>
          <table:table-cell office:value-type="string" table:style-name="ce109">
            <text:p><text:s text:c="7"/>--</text:p>
          </table:table-cell>
          <table:table-cell office:value-type="string" table:style-name="ce108">
            <text:p><text:s text:c="7"/>--</text:p>
          </table:table-cell>
          <table:table-cell table:number-columns-repeated="16354" table:style-name="ce5"/>
        </table:table-row>
        <table:table-row table:style-name="ro7">
          <table:table-cell office:value-type="string" table:number-columns-spanned="2" table:number-rows-spanned="1" table:style-name="ce37">
            <text:p>本月與上年同月比較(％)</text:p>
            <text:p>Change from the same period of last year</text:p>
          </table:table-cell>
          <table:covered-table-cell/>
          <table:table-cell office:value-type="float" office:value="-40.82" table:style-name="ce93">
            <text:p>-40.82</text:p>
          </table:table-cell>
          <table:table-cell office:value-type="float" office:value="-9.49" table:style-name="ce93">
            <text:p>-9.49</text:p>
          </table:table-cell>
          <table:table-cell office:value-type="float" office:value="539.94000000000005" table:style-name="ce93">
            <text:p>539.94</text:p>
          </table:table-cell>
          <table:table-cell office:value-type="float" office:value="-6.16" table:style-name="ce93">
            <text:p>-6.16</text:p>
          </table:table-cell>
          <table:table-cell office:value-type="string" table:style-name="ce94">
            <text:p><text:s text:c="7"/>--</text:p>
          </table:table-cell>
          <table:table-cell office:value-type="string" table:style-name="ce95">
            <text:p><text:s text:c="7"/>--</text:p>
          </table:table-cell>
          <table:table-cell office:value-type="float" office:value="613.55999999999995" table:style-name="ce96">
            <text:p>613.56</text:p>
          </table:table-cell>
          <table:table-cell office:value-type="float" office:value="-3.86" table:style-name="ce96">
            <text:p>-3.86</text:p>
          </table:table-cell>
          <table:table-cell office:value-type="float" office:value="-7.23" table:style-name="ce96">
            <text:p>-7.23</text:p>
          </table:table-cell>
          <table:table-cell office:value-type="float" office:value="-4.7699999999999996" table:style-name="ce96">
            <text:p>-4.77</text:p>
          </table:table-cell>
          <table:table-cell office:value-type="float" office:value="0" table:style-name="ce104">
            <text:p><text:s text:c="7"/>--</text:p>
          </table:table-cell>
          <table:table-cell office:value-type="float" office:value="166.41" table:style-name="ce96">
            <text:p>166.41</text:p>
          </table:table-cell>
          <table:table-cell office:value-type="float" office:value="26.82" table:style-name="ce96">
            <text:p>26.82</text:p>
          </table:table-cell>
          <table:table-cell office:value-type="float" office:value="-0.63" table:style-name="ce96">
            <text:p>-0.63</text:p>
          </table:table-cell>
          <table:table-cell office:value-type="string" table:number-columns-spanned="2" table:number-rows-spanned="1" table:style-name="ce37">
            <text:p>本月與上年同月比較(％)</text:p>
            <text:p>Change from the same period of last year</text:p>
          </table:table-cell>
          <table:covered-table-cell/>
          <table:table-cell office:value-type="float" office:value="-8.89" table:style-name="ce93">
            <text:p>-8.89</text:p>
          </table:table-cell>
          <table:table-cell office:value-type="float" office:value="-17.09" table:style-name="ce93">
            <text:p>-17.09</text:p>
          </table:table-cell>
          <table:table-cell office:value-type="float" office:value="17.37" table:style-name="ce93">
            <text:p>17.37</text:p>
          </table:table-cell>
          <table:table-cell office:value-type="float" office:value="15.4" table:style-name="ce93">
            <text:p>15.40</text:p>
          </table:table-cell>
          <table:table-cell office:value-type="string" table:style-name="ce94">
            <text:p><text:s text:c="7"/>--</text:p>
          </table:table-cell>
          <table:table-cell office:value-type="string" table:style-name="ce95">
            <text:p><text:s text:c="7"/>--</text:p>
          </table:table-cell>
          <table:table-cell office:value-type="string" table:style-name="ce110">
            <text:p><text:s text:c="7"/>--</text:p>
          </table:table-cell>
          <table:table-cell office:value-type="string" table:style-name="ce111">
            <text:p><text:s text:c="7"/>--</text:p>
          </table:table-cell>
          <table:table-cell office:value-type="string" table:style-name="ce111">
            <text:p><text:s text:c="7"/>--</text:p>
          </table:table-cell>
          <table:table-cell office:value-type="string" table:style-name="ce111">
            <text:p><text:s text:c="7"/>--</text:p>
          </table:table-cell>
          <table:table-cell office:value-type="string" table:style-name="ce111">
            <text:p><text:s text:c="7"/>--</text:p>
          </table:table-cell>
          <table:table-cell office:value-type="string" table:style-name="ce110">
            <text:p><text:s text:c="7"/>--</text:p>
          </table:table-cell>
          <table:table-cell table:number-columns-repeated="16354" table:style-name="ce5"/>
        </table:table-row>
        <table:table-row table:style-name="ro7">
          <table:table-cell office:value-type="string" table:number-columns-spanned="2" table:number-rows-spanned="1" table:style-name="ce127">
            <text:p>本年累計與上年同期比較(％)</text:p>
            <text:p>Cumulative change from the same period of last year</text:p>
          </table:table-cell>
          <table:covered-table-cell/>
          <table:table-cell office:value-type="float" office:value="-4.8600000000000003" table:style-name="ce96">
            <text:p>-4.86</text:p>
          </table:table-cell>
          <table:table-cell office:value-type="float" office:value="-6.18" table:style-name="ce96">
            <text:p>-6.18</text:p>
          </table:table-cell>
          <table:table-cell office:value-type="float" office:value="230.73" table:style-name="ce96">
            <text:p>230.73</text:p>
          </table:table-cell>
          <table:table-cell office:value-type="float" office:value="-4.8" table:style-name="ce96">
            <text:p>-4.80</text:p>
          </table:table-cell>
          <table:table-cell office:value-type="string" table:style-name="ce97">
            <text:p><text:s text:c="7"/>--</text:p>
          </table:table-cell>
          <table:table-cell office:value-type="string" table:style-name="ce97">
            <text:p><text:s text:c="7"/>--</text:p>
          </table:table-cell>
          <table:table-cell office:value-type="float" office:value="261.64" table:style-name="ce105">
            <text:p>261.64</text:p>
          </table:table-cell>
          <table:table-cell office:value-type="float" office:value="-3.51" table:style-name="ce105">
            <text:p>-3.51</text:p>
          </table:table-cell>
          <table:table-cell office:value-type="float" office:value="-6.92" table:style-name="ce105">
            <text:p>-6.92</text:p>
          </table:table-cell>
          <table:table-cell office:value-type="float" office:value="-5.19" table:style-name="ce105">
            <text:p>-5.19</text:p>
          </table:table-cell>
          <table:table-cell office:value-type="float" office:value="789.92" table:style-name="ce105">
            <text:p>789.92</text:p>
          </table:table-cell>
          <table:table-cell office:value-type="float" office:value="66.08" table:style-name="ce105">
            <text:p>66.08</text:p>
          </table:table-cell>
          <table:table-cell office:value-type="float" office:value="11.23" table:style-name="ce105">
            <text:p>11.23</text:p>
          </table:table-cell>
          <table:table-cell office:value-type="float" office:value="-4.2300000000000004" table:style-name="ce105">
            <text:p>-4.23</text:p>
          </table:table-cell>
          <table:table-cell office:value-type="string" table:number-columns-spanned="2" table:number-rows-spanned="1" table:style-name="ce127">
            <text:p>本年累計與上年同期比較(％)</text:p>
            <text:p>Cumulative change from the same period of last year</text:p>
          </table:table-cell>
          <table:covered-table-cell/>
          <table:table-cell office:value-type="float" office:value="-10.07" table:style-name="ce96">
            <text:p>-10.07</text:p>
          </table:table-cell>
          <table:table-cell office:value-type="float" office:value="-10.48" table:style-name="ce96">
            <text:p>-10.48</text:p>
          </table:table-cell>
          <table:table-cell office:value-type="float" office:value="13.24" table:style-name="ce96">
            <text:p>13.24</text:p>
          </table:table-cell>
          <table:table-cell office:value-type="float" office:value="9.06" table:style-name="ce96">
            <text:p>9.06</text:p>
          </table:table-cell>
          <table:table-cell office:value-type="string" table:style-name="ce97">
            <text:p><text:s text:c="7"/>--</text:p>
          </table:table-cell>
          <table:table-cell office:value-type="string" table:style-name="ce97">
            <text:p><text:s text:c="7"/>--</text:p>
          </table:table-cell>
          <table:table-cell office:value-type="string" table:style-name="ce97">
            <text:p><text:s text:c="7"/>--</text:p>
          </table:table-cell>
          <table:table-cell office:value-type="string" table:style-name="ce97">
            <text:p><text:s text:c="7"/>--</text:p>
          </table:table-cell>
          <table:table-cell office:value-type="string" table:style-name="ce97">
            <text:p><text:s text:c="7"/>--</text:p>
          </table:table-cell>
          <table:table-cell office:value-type="string" table:style-name="ce97">
            <text:p><text:s text:c="7"/>--</text:p>
          </table:table-cell>
          <table:table-cell office:value-type="string" table:style-name="ce97">
            <text:p><text:s text:c="7"/>--</text:p>
          </table:table-cell>
          <table:table-cell office:value-type="string" table:style-name="ce97">
            <text:p><text:s text:c="7"/>--</text:p>
          </table:table-cell>
          <table:table-cell table:number-columns-repeated="16354"/>
        </table:table-row>
        <table:table-row table:style-name="ro8">
          <table:table-cell office:value-type="string" office:string-value="資料來源：勞動部勞工保險局。" table:formula="of:=SUBSTITUTE([.A45];CHAR(10);CHAR(10)&amp;&quot;　　　　　&quot;)" table:number-columns-spanned="8" table:number-rows-spanned="1" table:style-name="ce31">
            <text:p>資料來源：勞動部勞工保險局。</text:p>
          </table:table-cell>
          <table:covered-table-cell table:number-columns-repeated="7"/>
          <table:table-cell office:value-type="string" office:string-value="Source：Bureau of Labor Insurance, MOL." table:formula="of:=SUBSTITUTE([.A46];CHAR(10);CHAR(10)&amp;&quot;　　　　　&quot;)" table:number-columns-spanned="8" table:number-rows-spanned="1" table:style-name="ce29">
            <text:p>Source：Bureau of Labor Insurance, MOL.</text:p>
          </table:table-cell>
          <table:covered-table-cell table:number-columns-repeated="7"/>
          <table:table-cell office:value-type="string" office:string-value="說　　明：4.差額金係指被保險人於勞保年金開辦前有勞保年資，退保後於領取失能年金或老年年金期間死亡者，遺屬&#10;　　　　　   選擇一次請領失能給付或老年給付，扣除已領年金給付總額之差額。&#10;　　　　　5.本表死亡給付含失蹤津貼。&#10;　　　　　6.84年3月份以後之職業災害醫療給付係指健保開辦後之職業災害醫療給付數。&#10;　　　　　7.103年5月30日修正生效之勞保條例規定，勞保生育給付標準由30日提高為60日，雙生以上按比例增給。&#10;　　　　　8.本表負數係為收回案件。" table:formula="of:=SUBSTITUTE([.A49];CHAR(10);CHAR(10)&amp;&quot;　　　　　&quot;)" table:number-columns-spanned="8" table:number-rows-spanned="2" table:style-name="ce31">
            <text:p>說　　明：4.差額金係指被保險人於勞保年金開辦前有勞保年資，退保後於領取失能年金或老年年金期間死亡者，遺屬</text:p>
            <text:p>　　　　　 <text:s text:c="2"/>選擇一次請領失能給付或老年給付，扣除已領年金給付總額之差額。</text:p>
            <text:p>　　　　　5.本表死亡給付含失蹤津貼。</text:p>
            <text:p>　　　　　6.84年3月份以後之職業災害醫療給付係指健保開辦後之職業災害醫療給付數。</text:p>
            <text:p>　　　　　7.103年5月30日修正生效之勞保條例規定，勞保生育給付標準由30日提高為60日，雙生以上按比例增給。</text:p>
            <text:p>　　　　　8.本表負數係為收回案件。</text:p>
          </table:table-cell>
          <table:covered-table-cell table:number-columns-repeated="7"/>
          <table:table-cell office:value-type="string" office:string-value="Note：4.The difference benefits mean the insured person already have insurance coverage years before the implementation of the labor &#10;　　      insurance pension scheme and dies during the period of cancelling the insurance, receiving disability pension or old-age pension, &#10;　　      they could also choose to claim a lump sum disability benefit or one time old-age benefit after deducting the amount of pension &#10;　　      already received.&#10;　　   5.The data of death benefits include the missing allowance.&#10;　　   6.The data of medical benefits from March 1995 indicate the occupational accident medical care benefits after the establishment&#10;　　      of National Health Insurance.&#10;　　   7.After the amendments for Labor Insurance Act on May 30, 2014, the payment standard for maternity benefits has been raised&#10;　　      from 30 days' pay to 60 days'. Benefits for multiple births are multiplied by the number of babies born.&#10;　　   8.The negative value means the number of cases which benefits are recovered." table:formula="of:=SUBSTITUTE([.A50];CHAR(10);CHAR(10)&amp;&quot;　　   &quot;)" table:number-columns-spanned="6" table:number-rows-spanned="2" table:style-name="ce29">
            <text:p>Note：4.The difference benefits mean the insured person already have insurance coverage years before the implementation of the labor<text:s/></text:p>
            <text:p>　　 <text:s text:c="5"/>insurance pension scheme and dies during the period of cancelling the insurance, receiving disability pension or old-age pension,<text:s/></text:p>
            <text:p>　　 <text:s text:c="5"/>they could also choose to claim a lump sum disability benefit or one time old-age benefit after deducting the amount of pension<text:s/></text:p>
            <text:p>　　 <text:s text:c="5"/>already received.</text:p>
            <text:p>　　 <text:s text:c="2"/>5.The data of death benefits include the missing allowance.</text:p>
            <text:p>　　 <text:s text:c="2"/>6.The data of medical benefits from March 1995 indicate the occupational accident medical care benefits after the establishment</text:p>
            <text:p>　　 <text:s text:c="5"/>of National Health Insurance.</text:p>
            <text:p>　　 <text:s text:c="2"/>7.After the amendments for Labor Insurance Act on May 30, 2014, the payment standard for maternity benefits has been raised</text:p>
            <text:p>　　 <text:s text:c="5"/>from 30 days' pay to 60 days'. Benefits for multiple births are multiplied by the number of babies born.</text:p>
            <text:p>　　 <text:s text:c="2"/>8.The negative value means the number of cases which benefits are recovered.</text:p>
          </table:table-cell>
          <table:covered-table-cell table:number-columns-repeated="5"/>
          <table:table-cell table:number-columns-repeated="16354" table:style-name="ce2"/>
        </table:table-row>
        <table:table-row table:style-name="ro9">
          <table:table-cell office:value-type="string" office:string-value="說　　明：1.本表失能給付含98年1月1日勞工保險條例修正施行後之失能差額金。&#10;　　　　　2.本表老年給付含98年1月1日勞工保險條例修正施行後之老年一次金與老年差額金。老年一次金係指年滿60&#10;　　　　　   歲，保險年資合計未滿15年，並辦理離職退保者得請領之。&#10;　　　　　3.同表6-4說明4。(其餘說明接p108- p109)" table:formula="of:=SUBSTITUTE([.A47];CHAR(10);CHAR(10)&amp;&quot;　　　　　&quot;)" table:number-columns-spanned="8" table:number-rows-spanned="1" table:style-name="ce68">
            <text:p>說　　明：1.本表失能給付含98年1月1日勞工保險條例修正施行後之失能差額金。</text:p>
            <text:p>　　　　　2.本表老年給付含98年1月1日勞工保險條例修正施行後之老年一次金與老年差額金。老年一次金係指年滿60</text:p>
            <text:p>　　　　　 <text:s text:c="2"/>歲，保險年資合計未滿15年，並辦理離職退保者得請領之。</text:p>
            <text:p>　　　　　3.同表6-4說明4。(其餘說明接p108- p109)</text:p>
          </table:table-cell>
          <table:covered-table-cell table:number-columns-repeated="7"/>
          <table:table-cell office:value-type="string" office:string-value="Note：1.The data of disability benefit payments include disability difference benefit after the last amended Labor Insurance on Jan. 1,2009.&#10;　　   2.The data of old-age benefit payments include old-age lump sum benefit and old-age difference benefit after the last amended &#10;　　      Labor Insurance on Jan. 1,2009. The insured person who is at least 60 years of age and resigns and whose insurance &#10;　　      coverage year has not reached  fifteen may claim for Old-Age lump sum benefit.&#10;　　   3.See note 4 of table 6-4. (other notes can be found on p108-p109)" table:formula="of:=SUBSTITUTE([.A48];CHAR(10);CHAR(10)&amp;&quot;　　   &quot;)" table:number-columns-spanned="8" table:number-rows-spanned="1" table:style-name="ce82">
            <text:p>Note：1.The data of disability benefit payments include disability difference benefit after the last amended Labor Insurance on Jan. 1,2009.</text:p>
            <text:p>　　 <text:s text:c="2"/>2.The data of old-age benefit payments include old-age lump sum benefit and old-age difference benefit after the last amended<text:s/></text:p>
            <text:p>　　 <text:s text:c="5"/>Labor Insurance on Jan. 1,2009. The insured person who is at least 60 years of age and resigns and whose insurance<text:s/></text:p>
            <text:p>　　 <text:s text:c="5"/>coverage year has not reached <text:s/>fifteen may claim for Old-Age lump sum benefit.</text:p>
            <text:p>　　 <text:s text:c="2"/>3.See note 4 of table 6-4. (other notes can be found on p108-p109)</text:p>
          </table:table-cell>
          <table:covered-table-cell table:number-columns-repeated="7"/>
          <table:covered-table-cell/>
          <table:covered-table-cell table:number-columns-repeated="7"/>
          <table:covered-table-cell/>
          <table:covered-table-cell table:number-columns-repeated="5"/>
          <table:table-cell table:number-columns-repeated="16354" table:style-name="ce2"/>
        </table:table-row>
        <table:table-row table:style-name="ro10">
          <table:table-cell table:style-name="ce23"/>
          <table:table-cell table:number-columns-repeated="7" table:style-name="ce24"/>
          <table:table-cell table:number-columns-repeated="8" table:style-name="ce22"/>
          <table:table-cell table:number-columns-repeated="14" table:style-name="ce25"/>
          <table:table-cell table:number-columns-repeated="16354" table:style-name="ce2"/>
        </table:table-row>
        <table:table-row table:style-name="ro11" table:visibility="collapse">
          <table:table-cell office:value-type="string" table:style-name="ce88">
            <text:p>資料來源：勞動部勞工保險局。</text:p>
          </table:table-cell>
          <table:table-cell table:style-name="ce26"/>
          <table:table-cell table:number-columns-repeated="16382" table:style-name="ce1"/>
        </table:table-row>
        <table:table-row table:style-name="ro11" table:visibility="collapse">
          <table:table-cell office:value-type="string" table:style-name="ce102">
            <text:p>Source：Bureau of Labor Insurance, MOL.</text:p>
          </table:table-cell>
          <table:table-cell table:style-name="ce27"/>
          <table:table-cell table:number-columns-repeated="16382" table:style-name="ce1"/>
        </table:table-row>
        <table:table-row table:style-name="ro12" table:visibility="collapse">
          <table:table-cell office:value-type="string" table:style-name="ce87">
            <text:p>說　　明：1.本表失能給付含98年1月1日勞工保險條例修正施行後之失能差額金。</text:p>
            <text:p>2.本表老年給付含98年1月1日勞工保險條例修正施行後之老年一次金與老年差額金。老年一次金係指年滿60</text:p>
            <text:p><text:s text:c="3"/>歲，保險年資合計未滿15年，並辦理離職退保者得請領之。</text:p>
            <text:p>3.同表6-4說明4。(其餘說明接p108- p109)</text:p>
          </table:table-cell>
          <table:table-cell table:style-name="ce27"/>
          <table:table-cell table:number-columns-repeated="16382" table:style-name="ce1"/>
        </table:table-row>
        <table:table-row table:style-name="ro13" table:visibility="collapse">
          <table:table-cell office:value-type="string" table:style-name="ce87">
            <text:p>Note：1.The data of disability benefit payments include disability difference benefit after the last amended Labor Insurance on Jan. 1,2009.</text:p>
            <text:p>2.The data of old-age benefit payments include old-age lump sum benefit and old-age difference benefit after the last amended<text:s/></text:p>
            <text:p><text:s text:c="3"/>Labor Insurance on Jan. 1,2009. The insured person who is at least 60 years of age and resigns and whose insurance<text:s/></text:p>
            <text:p><text:s text:c="3"/>coverage year has not reached <text:s/>fifteen may claim for Old-Age lump sum benefit.</text:p>
            <text:p>3.See note 4 of table 6-4. (other notes can be found on p108-p109)</text:p>
          </table:table-cell>
          <table:table-cell table:style-name="ce27"/>
          <table:table-cell table:number-columns-repeated="16382" table:style-name="ce1"/>
        </table:table-row>
        <table:table-row table:style-name="ro13" table:visibility="collapse">
          <table:table-cell office:value-type="string" table:style-name="ce87">
            <text:p>說　　明：4.差額金係指被保險人於勞保年金開辦前有勞保年資，退保後於領取失能年金或老年年金期間死亡者，遺屬</text:p>
            <text:p><text:s text:c="3"/>選擇一次請領失能給付或老年給付，扣除已領年金給付總額之差額。</text:p>
            <text:p>5.本表死亡給付含失蹤津貼。</text:p>
            <text:p>6.84年3月份以後之職業災害醫療給付係指健保開辦後之職業災害醫療給付數。</text:p>
            <text:p>7.103年5月30日修正生效之勞保條例規定，勞保生育給付標準由30日提高為60日，雙生以上按比例增給。</text:p>
            <text:p>8.本表負數係為收回案件。</text:p>
          </table:table-cell>
          <table:table-cell table:style-name="ce27"/>
          <table:table-cell table:number-columns-repeated="16382"/>
        </table:table-row>
        <table:table-row table:style-name="ro13" table:visibility="collapse">
          <table:table-cell office:value-type="string" table:style-name="ce87">
            <text:p>Note：4.The difference benefits mean the insured person already have insurance coverage years before the implementation of the labor<text:s/></text:p>
            <text:p><text:s text:c="3"/>insurance pension scheme and dies during the period of cancelling the insurance, receiving disability pension or old-age pension,<text:s/></text:p>
            <text:p><text:s text:c="3"/>they could also choose to claim a lump sum disability benefit or one time old-age benefit after deducting the amount of pension<text:s/></text:p>
            <text:p><text:s text:c="3"/>already received.</text:p>
            <text:p>5.The data of death benefits include the missing allowance.</text:p>
            <text:p>6.The data of medical benefits from March 1995 indicate the occupational accident medical care benefits after the establishment</text:p>
            <text:p><text:s text:c="3"/>of National Health Insurance.</text:p>
            <text:p>7.After the amendments for Labor Insurance Act on May 30, 2014, the payment standard for maternity benefits has been raised</text:p>
            <text:p><text:s text:c="3"/>from 30 days' pay to 60 days'. Benefits for multiple births are multiplied by the number of babies born.</text:p>
            <text:p>8.The negative value means the number of cases which benefits are recovered.</text:p>
          </table:table-cell>
          <table:table-cell table:style-name="ce27"/>
          <table:table-cell table:number-columns-repeated="16382"/>
        </table:table-row>
        <table:table-row table:number-rows-repeated="2" table:style-name="ro11">
          <table:table-cell table:number-columns-repeated="2" table:style-name="ce27"/>
          <table:table-cell table:number-columns-repeated="16382"/>
        </table:table-row>
        <table:table-row table:number-rows-repeated="1048524" table:style-name="ro11">
          <table:table-cell table:number-columns-repeated="16384"/>
        </table:table-row>
        <table:named-expressions>
          <table:named-range table:name="Print_Area" table:cell-range-address="6050.$A$1:6050.$AD$43" table:base-cell-address="605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新細明體" svg:font-family="新細明體"/>
    <style:font-face style:name="標楷體" svg:font-family="標楷體"/>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3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3P1">
      <number:text>-</number:text>
      <number:fill-character> </number:fill-character>
      <number:number number:decimal-places="0" number:min-decimal-places="0" number:min-integer-digits="1" number:grouping="true">
        <number:embedded-text number:position="0"> </number:embedded-text>
      </number:number>
    </number:number-style>
    <number:text-style style:name="N33P2">
      <number:text> </number:text>
      <number:fill-character> </number:fill-character>
      <number:text>-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52">
      <number:number number:decimal-places="0" number:min-decimal-places="0" number:min-integer-digits="1">
        <number:embedded-text number:position="0"> </number:embedded-text>
      </number:number>
    </number:number-style>
    <number:number-style style:name="N53">
      <number:number number:decimal-places="0" number:min-decimal-places="0" number:min-integer-digits="1" number:grouping="true">
        <number:embedded-text number:position="0">  </number:embedded-text>
      </number:number>
    </number:number-style>
    <number:number-style style:name="N54">
      <number:number number:decimal-places="2" number:min-decimal-places="2" number:min-integer-digits="1" number:grouping="true"/>
    </number:number-style>
    <number:number-style style:name="N55">
      <number:number number:decimal-places="0" number:min-decimal-places="0" number:min-integer-digits="1" number:grouping="true"/>
    </number:number-style>
    <number:number-style style:name="N56P0">
      <number:number number:decimal-places="0" number:min-decimal-places="0" number:min-integer-digits="1" number:grouping="true"/>
    </number:number-style>
    <number:number-style style:name="N56P1">
      <number:text>-</number:text>
      <number:number number:decimal-places="0" number:min-decimal-places="0" number:min-integer-digits="1" number:grouping="true"/>
    </number:number-style>
    <number:text-style style:name="N56">
      <number:text>           －</number:text>
      <style:map style:condition="value()&gt;0" style:apply-style-name="N56P0"/>
      <style:map style:condition="value()&lt;0" style:apply-style-name="N56P1"/>
    </number:text-style>
    <number:number-style style:name="N57P0">
      <number:number number:decimal-places="2" number:min-decimal-places="2" number:min-integer-digits="1" number:grouping="true"/>
    </number:number-style>
    <number:number-style style:name="N57P1">
      <number:text>-</number:text>
      <number:number number:decimal-places="2" number:min-decimal-places="2" number:min-integer-digits="1" number:grouping="true"/>
    </number:number-style>
    <number:text-style style:name="N57">
      <number:text>       --</number:text>
      <style:map style:condition="value()&gt;0" style:apply-style-name="N57P0"/>
      <style:map style:condition="value()&lt;0" style:apply-style-name="N57P1"/>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_91_0_93_" style:display-name="千分位[0]" style:family="table-cell" style:data-style-name="N33"/>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in" fo:margin-bottom="0in" fo:margin-left="0.78740157480315in" fo:margin-right="0.78740157480315in" style:print-orientation="portrait" style:print-page-order="ltr" style:first-page-number="106" style:scale-to="100%" style:table-centering="horizontal" style:print="objects charts drawings"/>
      <style:header-style>
        <style:header-footer-properties fo:min-height="0.393700787401575in" fo:margin-left="0in" fo:margin-right="0in" fo:margin-bottom="0in"/>
      </style:header-style>
      <style:footer-style>
        <style:header-footer-properties fo:min-height="0.78740157480315in" fo:margin-left="0in" fo:margin-right="0in" fo:margin-top="0in"/>
      </style:footer-style>
    </style:page-layout>
  </office:automatic-styles>
  <office:master-styles>
    <style:master-page style:name="mp1" style:page-layout-name="pm1">
      <style:header>
        <text:p/>
        <text:p>　　　　　　　　　　　　　　　　　　　　</text:p>
      </style:header>
      <style:header-left style:display="false"/>
      <style:header-first/>
      <style:footer>
        <text:p><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金諄資訊(股)公司</meta:initial-creator>
    <dc:creator>鄭雅中</dc:creator>
    <meta:creation-date>2005-01-26T03:51:16Z</meta:creation-date>
    <dc:date>2022-12-21T02:08:14Z</dc:date>
    <meta:print-date>2018-09-09T07:50:30Z</meta:print-date>
  </office:meta>
</office:document-meta>
</file>